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7.6875in" fo:margin-left="-0.35in" table:align="left"/>
    </style:style>
    <style:style style:name="Table1.A" style:family="table-column">
      <style:table-column-properties style:column-width="3.8125in"/>
    </style:style>
    <style:style style:name="Table1.B" style:family="table-column">
      <style:table-column-properties style:column-width="3.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652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4417in"/>
    </style:style>
    <style:style style:name="Table1.4" style:family="table-row">
      <style:table-row-properties style:min-row-height="0.4188in"/>
    </style:style>
    <style:style style:name="Table1.6" style:family="table-row">
      <style:table-row-properties style:min-row-height="0.5868in"/>
    </style:style>
    <style:style style:name="Table1.7" style:family="table-row">
      <style:table-row-properties style:min-row-height="0.4035in"/>
    </style:style>
    <style:style style:name="P1" style:family="paragraph" style:parent-style-name="Standard" style:list-style-name="L1">
      <style:paragraph-properties fo:line-height="100%" fo:text-align="start" style:justify-single-word="false"/>
      <style:text-properties officeooo:paragraph-rsid="0018368c"/>
    </style:style>
    <style:style style:name="P2" style:family="paragraph" style:parent-style-name="Standard">
      <style:paragraph-properties fo:text-align="start" style:justify-single-word="false"/>
      <style:text-properties style:font-name="Times New Roman1" fo:font-size="12pt" fo:font-weight="bold" officeooo:paragraph-rsid="002f92a8" style:font-size-asian="12pt" style:font-weight-asian="bold" style:font-name-complex="Times New Roman2" style:font-size-complex="12pt"/>
    </style:style>
    <style:style style:name="P3" style:family="paragraph" style:parent-style-name="Standard">
      <style:paragraph-properties fo:text-align="start" style:justify-single-word="false"/>
      <style:text-properties style:font-name="Times New Roman1" fo:font-size="12pt" fo:font-weight="bold" officeooo:paragraph-rsid="0031d2c4" style:font-size-asian="12pt" style:font-weight-asian="bold" style:font-name-complex="Times New Roman2" style:font-size-complex="20pt"/>
    </style:style>
    <style:style style:name="P4" style:family="paragraph" style:parent-style-name="Standard">
      <style:paragraph-properties fo:text-align="start" style:justify-single-word="false"/>
      <style:text-properties style:font-name="Times New Roman1" fo:font-size="16pt" fo:font-weight="bold" officeooo:paragraph-rsid="002f92a8" style:font-size-asian="16pt" style:font-weight-asian="bold" style:font-name-complex="Times New Roman2" style:font-size-complex="20pt"/>
    </style:style>
    <style:style style:name="P5" style:family="paragraph" style:parent-style-name="Standard">
      <style:paragraph-properties fo:text-align="start" style:justify-single-word="false"/>
      <style:text-properties fo:font-size="14pt" officeooo:paragraph-rsid="002f92a8" style:font-size-asian="14pt" style:font-size-complex="14pt"/>
    </style:style>
    <style:style style:name="P6" style:family="paragraph" style:parent-style-name="Standard">
      <style:paragraph-properties fo:text-align="start" style:justify-single-word="false"/>
      <style:text-properties fo:font-size="13pt" officeooo:paragraph-rsid="002f92a8" style:font-size-asian="13pt" style:font-size-complex="13pt"/>
    </style:style>
    <style:style style:name="P7" style:family="paragraph" style:parent-style-name="Standard">
      <style:paragraph-properties fo:text-align="start" style:justify-single-word="false"/>
      <style:text-properties fo:font-size="13pt" fo:font-weight="bold" officeooo:paragraph-rsid="002f92a8"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2pt" officeooo:paragraph-rsid="002f92a8" style:font-size-asian="12pt" style:font-size-complex="12pt"/>
    </style:style>
    <style:style style:name="P9" style:family="paragraph" style:parent-style-name="Standard">
      <style:paragraph-properties fo:text-align="start" style:justify-single-word="false"/>
      <style:text-properties fo:font-size="12pt" fo:font-weight="bold" officeooo:paragraph-rsid="002f92a8" style:font-size-asian="12pt" style:font-weight-asian="bold" style:font-size-complex="12pt" style:font-weight-complex="bold"/>
    </style:style>
    <style:style style:name="P10" style:family="paragraph" style:parent-style-name="Standard">
      <style:paragraph-properties fo:text-align="start" style:justify-single-word="false"/>
      <style:text-properties officeooo:paragraph-rsid="002f92a8"/>
    </style:style>
    <style:style style:name="P11" style:family="paragraph" style:parent-style-name="Standard">
      <style:paragraph-properties fo:margin-top="0in" fo:margin-bottom="0in" style:contextual-spacing="false" fo:text-align="start" style:justify-single-word="false"/>
      <style:text-properties style:font-name="Times New Roman1" fo:font-size="12pt" officeooo:paragraph-rsid="002f92a8" style:font-size-asian="12pt" style:font-name-complex="Times New Roman2" style:font-size-complex="20pt"/>
    </style:style>
    <style:style style:name="P12" style:family="paragraph" style:parent-style-name="Standard">
      <style:paragraph-properties fo:margin-top="0in" fo:margin-bottom="0in" style: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1" fo:font-size="12pt" officeooo:paragraph-rsid="0031d2c4" style:font-size-asian="12pt" style:font-name-complex="Times New Roman2" style:font-size-complex="20pt"/>
    </style:style>
    <style:style style:name="P13" style:family="paragraph" style:parent-style-name="Standard">
      <style:paragraph-properties fo:margin-top="0in" fo:margin-bottom="0in" style:contextual-spacing="false" fo:text-align="start" style:justify-single-word="false"/>
      <style:text-properties officeooo:paragraph-rsid="002f92a8"/>
    </style:style>
    <style:style style:name="P14" style:family="paragraph" style:parent-style-name="Standard">
      <style:paragraph-properties fo:margin-top="0in" fo:margin-bottom="0in" style:contextual-spacing="false" fo:text-align="start" style:justify-single-word="false"/>
      <style:text-properties officeooo:paragraph-rsid="0031d2c4"/>
    </style:style>
    <style:style style:name="P15" style:family="paragraph" style:parent-style-name="Standard">
      <style:paragraph-properties fo:margin-top="0in" fo:margin-bottom="0in" style: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1d2c4"/>
    </style:style>
    <style:style style:name="P16" style:family="paragraph" style:parent-style-name="Standard">
      <style:paragraph-properties fo:margin-top="0in" fo:margin-bottom="0in" style:contextual-spacing="false" fo:text-align="start" style:justify-single-word="false"/>
      <style:text-properties fo:font-weight="bold" officeooo:rsid="00216677" officeooo:paragraph-rsid="0032b334" style:font-weight-asian="bold" style:font-weight-complex="bold"/>
    </style:style>
    <style:style style:name="P17" style:family="paragraph" style:parent-style-name="Standard">
      <style:paragraph-properties fo:margin-top="0in" fo:margin-bottom="0in" style:contextual-spacing="false" fo:text-align="start" style:justify-single-word="false"/>
      <style:text-properties officeooo:rsid="004a8435" officeooo:paragraph-rsid="0032b334"/>
    </style:style>
    <style:style style:name="P18" style:family="paragraph" style:parent-style-name="Standard">
      <style:paragraph-properties fo:margin-top="0in" fo:margin-bottom="0in" style:contextual-spacing="false" fo:text-align="start" style:justify-single-word="false"/>
      <style:text-properties fo:font-size="14pt" officeooo:rsid="0032b334" officeooo:paragraph-rsid="0032b334" style:font-size-asian="14pt" style:font-size-complex="14pt"/>
    </style:style>
    <style:style style:name="P19" style:family="paragraph" style:parent-style-name="Standard">
      <style:paragraph-properties fo:margin-top="0in" fo:margin-bottom="0.2083in" style:contextual-spacing="false" fo:text-align="start" style:justify-single-word="false"/>
      <style:text-properties style:font-name="Times New Roman1" fo:font-size="12pt" officeooo:paragraph-rsid="002f92a8" style:font-size-asian="12pt" style:font-name-complex="Times New Roman2" style:font-size-complex="20pt"/>
    </style:style>
    <style:style style:name="P20" style:family="paragraph" style:parent-style-name="Standard">
      <style:paragraph-properties fo:margin-top="0in" fo:margin-bottom="0.2083in" style:contextual-spacing="false" fo:text-align="start" style:justify-single-word="false"/>
      <style:text-properties officeooo:paragraph-rsid="002f92a8"/>
    </style:style>
    <style:style style:name="P21" style:family="paragraph" style:parent-style-name="Standard">
      <style:paragraph-properties fo:margin-left="0.1043in" fo:margin-right="0.1043in" fo:line-height="100%" fo:text-align="start" style:justify-single-word="false" fo:text-indent="0in" style:auto-text-indent="false"/>
      <style:text-properties fo:font-weight="normal" officeooo:rsid="001c292d" officeooo:paragraph-rsid="001c292d" style:font-weight-asian="normal" style:font-weight-complex="normal"/>
    </style:style>
    <style:style style:name="P22" style:family="paragraph" style:parent-style-name="Standard">
      <style:paragraph-properties fo:margin-left="0.75in" fo:margin-right="0in" fo:margin-top="0in" fo:margin-bottom="0in" style:contextual-spacing="false" fo:text-align="start" style:justify-single-word="false" fo:text-indent="0in" style:auto-text-indent="false"/>
      <style:text-properties style:font-name="Times New Roman1" fo:font-size="12pt" officeooo:paragraph-rsid="0031d2c4" style:font-size-asian="12pt" style:font-name-complex="Times New Roman2" style:font-size-complex="20pt"/>
    </style:style>
    <style:style style:name="P23" style:family="paragraph" style:parent-style-name="Standard">
      <style:paragraph-properties fo:margin-left="0.75in" fo:margin-right="0in" fo:margin-top="0in" fo:margin-bottom="0in" style:contextual-spacing="false" fo:text-align="start" style:justify-single-word="false" fo:text-indent="0in" style:auto-text-indent="false"/>
      <style:text-properties officeooo:paragraph-rsid="0031d2c4"/>
    </style:style>
    <style:style style:name="P24" style:family="paragraph" style:parent-style-name="Text_20_body" style:list-style-name="L2">
      <style:paragraph-properties fo:line-height="100%" fo:text-align="start" style:justify-single-word="false"/>
      <style:text-properties officeooo:paragraph-rsid="001dd65d"/>
    </style:style>
    <style:style style:name="P25" style:family="paragraph" style:parent-style-name="Text_20_body" style:list-style-name="L3">
      <style:paragraph-properties fo:line-height="100%" fo:text-align="start" style:justify-single-word="false"/>
      <style:text-properties officeooo:paragraph-rsid="001dd65d"/>
    </style:style>
    <style:style style:name="P26" style:family="paragraph" style:parent-style-name="Text_20_body">
      <style:paragraph-properties fo:line-height="100%" fo:text-align="start" style:justify-single-word="false"/>
      <style:text-properties officeooo:paragraph-rsid="001dd65d"/>
    </style:style>
    <style:style style:name="P27" style:family="paragraph" style:parent-style-name="Text_20_body">
      <style:paragraph-properties fo:line-height="100%" fo:text-align="start" style:justify-single-word="false"/>
      <style:text-properties fo:font-size="12pt" fo:font-weight="normal" officeooo:rsid="0027e58a" officeooo:paragraph-rsid="0027e58a" style:font-size-asian="12pt" style:font-weight-asian="normal" style:font-size-complex="12pt" style:font-weight-complex="normal"/>
    </style:style>
    <style:style style:name="P28" style:family="paragraph" style:parent-style-name="Text_20_body">
      <style:paragraph-properties fo:line-height="100%" fo:text-align="start" style:justify-single-word="false"/>
      <style:text-properties fo:font-size="12pt" fo:font-weight="normal" officeooo:rsid="002a9b30" officeooo:paragraph-rsid="002a9b30" style:font-size-asian="12pt" style:font-weight-asian="normal" style:font-size-complex="12pt" style:font-weight-complex="normal"/>
    </style:style>
    <style:style style:name="P29" style:family="paragraph" style:parent-style-name="Text_20_body">
      <style:paragraph-properties fo:text-align="start" style:justify-single-word="false"/>
      <style:text-properties fo:font-size="12pt" fo:font-weight="normal" officeooo:rsid="002b70a6" officeooo:paragraph-rsid="002b70a6" style:font-size-asian="12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font-weight="normal" officeooo:rsid="002c65ce" officeooo:paragraph-rsid="002c65ce"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font-weight="normal" officeooo:paragraph-rsid="002a9b30" style:font-size-asian="12pt" style:font-weight-asian="normal" style:font-size-complex="12pt" style:font-weight-complex="normal"/>
    </style:style>
    <style:style style:name="P32" style:family="paragraph" style:parent-style-name="Text_20_body">
      <style:paragraph-properties fo:line-height="100%" fo:text-align="start" style:justify-single-word="false"/>
      <style:text-properties fo:font-size="12pt" fo:font-weight="normal" officeooo:rsid="002a9b30" officeooo:paragraph-rsid="002b70a6" style:font-size-asian="10.5pt" style:font-weight-asian="normal" style:font-size-complex="12pt" style:font-weight-complex="bold"/>
    </style:style>
    <style:style style:name="P33" style:family="paragraph" style:parent-style-name="Text_20_body">
      <style:paragraph-properties fo:line-height="100%" fo:text-align="start" style:justify-single-word="false"/>
      <style:text-properties fo:font-size="12pt" fo:font-weight="normal" officeooo:rsid="002c65ce" officeooo:paragraph-rsid="002c65ce" style:font-size-asian="10.5pt" style:font-weight-asian="normal" style:font-size-complex="12pt" style:font-weight-complex="bold"/>
    </style:style>
    <style:style style:name="P34" style:family="paragraph" style:parent-style-name="Text_20_body">
      <style:paragraph-properties fo:line-height="100%" fo:text-align="start" style:justify-single-word="false"/>
      <style:text-properties fo:font-size="12pt" style:text-underline-style="solid" style:text-underline-width="auto" style:text-underline-color="font-color" fo:font-weight="normal" officeooo:rsid="002a9b30" officeooo:paragraph-rsid="002a9b30" style:font-size-asian="12pt" style:font-weight-asian="normal" style:font-size-complex="12pt" style:font-weight-complex="normal"/>
    </style:style>
    <style:style style:name="P35" style:family="paragraph" style:parent-style-name="Text_20_body">
      <style:paragraph-properties fo:line-height="100%" fo:text-align="start" style:justify-single-word="false"/>
      <style:text-properties fo:font-size="12pt" style:text-underline-style="solid" style:text-underline-width="auto" style:text-underline-color="font-color" fo:font-weight="normal" officeooo:rsid="002a9b30" officeooo:paragraph-rsid="002c65ce" style:font-size-asian="12pt" style:font-weight-asian="normal" style:font-size-complex="12pt" style:font-weight-complex="normal"/>
    </style:style>
    <style:style style:name="P36" style:family="paragraph" style:parent-style-name="Text_20_body">
      <style:paragraph-properties fo:line-height="100%" fo:text-align="start" style:justify-single-word="false"/>
      <style:text-properties fo:font-size="12pt" style:text-underline-style="solid" style:text-underline-width="auto" style:text-underline-color="font-color" fo:font-weight="normal" officeooo:rsid="002a9b30" officeooo:paragraph-rsid="002e31ba" style:font-size-asian="12pt" style:font-weight-asian="normal" style:font-size-complex="12pt" style:font-weight-complex="normal"/>
    </style:style>
    <style:style style:name="P37" style:family="paragraph" style:parent-style-name="Text_20_body">
      <style:paragraph-properties fo:line-height="100%" fo:text-align="start" style:justify-single-word="false"/>
      <style:text-properties fo:font-size="12pt" style:text-underline-style="solid" style:text-underline-width="auto" style:text-underline-color="font-color" fo:font-weight="normal" officeooo:rsid="002a9b30" officeooo:paragraph-rsid="002f92a8"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officeooo:rsid="002b70a6" officeooo:paragraph-rsid="002b70a6" style:font-size-asian="12pt" style:font-weight-asian="bold" style:font-size-complex="12pt" style:font-weight-complex="bold"/>
    </style:style>
    <style:style style:name="P39" style:family="paragraph" style:parent-style-name="Text_20_body">
      <style:paragraph-properties fo:line-height="100%" fo:text-align="start" style:justify-single-word="false"/>
      <style:text-properties fo:font-size="12pt" style:text-underline-style="none" fo:font-weight="normal" officeooo:rsid="002f92a8" officeooo:paragraph-rsid="002f92a8" style:font-size-asian="12pt" style:font-weight-asian="normal" style:font-size-complex="12pt" style:font-weight-complex="normal"/>
    </style:style>
    <style:style style:name="P40" style:family="paragraph" style:parent-style-name="Text_20_body">
      <style:paragraph-properties fo:line-height="100%" fo:text-align="start" style:justify-single-word="false"/>
      <style:text-properties fo:font-weight="bold" officeooo:rsid="00261040" officeooo:paragraph-rsid="00261040" style:font-weight-asian="bold" style:font-weight-complex="bold"/>
    </style:style>
    <style:style style:name="P41" style:family="paragraph" style:parent-style-name="Text_20_body">
      <style:paragraph-properties fo:line-height="100%" fo:text-align="start" style:justify-single-word="false"/>
      <style:text-properties fo:font-weight="bold" officeooo:rsid="0027e58a" officeooo:paragraph-rsid="0027e58a" style:font-weight-asian="bold" style:font-weight-complex="bold"/>
    </style:style>
    <style:style style:name="P42" style:family="paragraph" style:parent-style-name="Text_20_body">
      <style:paragraph-properties fo:line-height="100%" fo:text-align="start" style:justify-single-word="false"/>
      <style:text-properties fo:font-weight="normal" officeooo:rsid="00261040" officeooo:paragraph-rsid="00261040" style:font-weight-asian="normal" style:font-weight-complex="normal"/>
    </style:style>
    <style:style style:name="P43" style:family="paragraph" style:parent-style-name="Text_20_body">
      <style:paragraph-properties fo:line-height="100%" fo:text-align="start" style:justify-single-word="false"/>
      <style:text-properties fo:font-weight="normal" officeooo:rsid="0027e58a" officeooo:paragraph-rsid="0027e58a" style:font-weight-asian="normal" style:font-weight-complex="normal"/>
    </style:style>
    <style:style style:name="P44" style:family="paragraph" style:parent-style-name="Text_20_body">
      <style:paragraph-properties fo:line-height="100%" fo:text-align="start" style:justify-single-word="false"/>
      <style:text-properties fo:font-size="13pt" style:text-underline-style="solid" style:text-underline-width="auto" style:text-underline-color="font-color" fo:font-weight="bold" officeooo:rsid="00289763" officeooo:paragraph-rsid="00289763" style:font-size-asian="13pt" style:font-weight-asian="bold" style:font-size-complex="13pt" style:font-weight-complex="bold"/>
    </style:style>
    <style:style style:name="P45" style:family="paragraph" style:parent-style-name="Text_20_body">
      <style:paragraph-properties fo:text-align="start" style:justify-single-word="false"/>
      <style:text-properties style:text-underline-style="solid" style:text-underline-width="auto" style:text-underline-color="font-color" officeooo:paragraph-rsid="002b70a6"/>
    </style:style>
    <style:style style:name="P46" style:family="paragraph" style:parent-style-name="Text_20_body">
      <style:paragraph-properties fo:text-align="start" style:justify-single-word="false"/>
      <style:text-properties style:text-underline-style="solid" style:text-underline-width="auto" style:text-underline-color="font-color" officeooo:paragraph-rsid="002a9b30"/>
    </style:style>
    <style:style style:name="P47" style:family="paragraph" style:parent-style-name="Text_20_body" style:list-style-name="L2">
      <style:paragraph-properties fo:margin-top="0in" fo:margin-bottom="0in" style:contextual-spacing="false" fo:line-height="100%" fo:text-align="start" style:justify-single-word="false"/>
      <style:text-properties officeooo:rsid="001c292d" officeooo:paragraph-rsid="001c292d"/>
    </style:style>
    <style:style style:name="P48" style:family="paragraph" style:parent-style-name="Text_20_body" style:list-style-name="L2">
      <style:paragraph-properties fo:margin-top="0in" fo:margin-bottom="0in" style:contextual-spacing="false" fo:line-height="100%" fo:text-align="start" style:justify-single-word="false"/>
    </style:style>
    <style:style style:name="P49" style:family="paragraph" style:parent-style-name="Text_20_body">
      <style:paragraph-properties fo:margin-top="0in" fo:margin-bottom="0in" style:contextual-spacing="false" fo:text-align="justify" style:justify-single-word="false"/>
      <style:text-properties fo:font-weight="bold" officeooo:rsid="002f2350" officeooo:paragraph-rsid="0032b334" style:font-weight-asian="bold" style:font-weight-complex="bold"/>
    </style:style>
    <style:style style:name="P50" style:family="paragraph" style:parent-style-name="Text_20_body">
      <style:paragraph-properties fo:margin-top="0in" fo:margin-bottom="0in" style:contextual-spacing="false" fo:text-align="start" style:justify-single-word="false"/>
      <style:text-properties fo:font-weight="bold" officeooo:rsid="0035dd76" officeooo:paragraph-rsid="0032b334" style:font-weight-asian="bold" style:font-weight-complex="bold"/>
    </style:style>
    <style:style style:name="P51" style:family="paragraph" style:parent-style-name="Text_20_body">
      <style:paragraph-properties fo:margin-top="0in" fo:margin-bottom="0in" style:contextual-spacing="false" fo:text-align="start" style:justify-single-word="false"/>
      <style:text-properties fo:font-weight="bold" officeooo:rsid="003e2ea5" officeooo:paragraph-rsid="0032b334" style:font-weight-asian="bold" style:font-weight-complex="bold"/>
    </style:style>
    <style:style style:name="P52" style:family="paragraph" style:parent-style-name="Text_20_body">
      <style:paragraph-properties fo:margin-top="0in" fo:margin-bottom="0in" style:contextual-spacing="false" fo:text-align="start" style:justify-single-word="false"/>
      <style:text-properties officeooo:rsid="003e2ea5" officeooo:paragraph-rsid="0032b334"/>
    </style:style>
    <style:style style:name="P53" style:family="paragraph" style:parent-style-name="Text_20_body">
      <style:paragraph-properties fo:margin-top="0in" fo:margin-bottom="0in" style:contextual-spacing="false" fo:text-align="start" style:justify-single-word="false" fo:break-before="page"/>
      <style:text-properties fo:font-weight="bold" officeooo:rsid="0032b334" officeooo:paragraph-rsid="0032b334" style:font-weight-asian="bold" style:font-weight-complex="bold"/>
    </style:style>
    <style:style style:name="P54" style:family="paragraph" style:parent-style-name="Text_20_body">
      <style:paragraph-properties fo:margin-left="0.1043in" fo:margin-right="0.1043in" fo:line-height="100%" fo:text-align="start" style:justify-single-word="false" fo:text-indent="0in" style:auto-text-indent="false"/>
      <style:text-properties fo:font-weight="bold" officeooo:rsid="0018368c" officeooo:paragraph-rsid="0018368c" style:font-weight-asian="bold" style:font-weight-complex="bold"/>
    </style:style>
    <style:style style:name="P55" style:family="paragraph" style:parent-style-name="Text_20_body">
      <style:paragraph-properties fo:margin-left="0.1043in" fo:margin-right="0.1043in" fo:line-height="100%" fo:text-align="start" style:justify-single-word="false" fo:text-indent="0in" style:auto-text-indent="false"/>
      <style:text-properties fo:font-weight="normal" officeooo:rsid="0018368c" officeooo:paragraph-rsid="001a4104" style:font-weight-asian="normal" style:font-weight-complex="normal"/>
    </style:style>
    <style:style style:name="P56" style:family="paragraph" style:parent-style-name="Text_20_body">
      <style:paragraph-properties fo:margin-left="0.1043in" fo:margin-right="0.1043in" fo:line-height="100%" fo:text-align="start" style:justify-single-word="false" fo:text-indent="0in" style:auto-text-indent="false"/>
      <style:text-properties fo:font-weight="normal" officeooo:rsid="001c292d" officeooo:paragraph-rsid="001c292d" style:font-weight-asian="normal" style:font-weight-complex="normal"/>
    </style:style>
    <style:style style:name="P57" style:family="paragraph" style:parent-style-name="Text_20_body">
      <style:paragraph-properties fo:margin-left="0.1043in" fo:margin-right="0.1043in" fo:line-height="100%" fo:text-align="start" style:justify-single-word="false" fo:text-indent="0in" style:auto-text-indent="false"/>
      <style:text-properties fo:font-size="14pt" fo:font-weight="bold" officeooo:rsid="001c292d" officeooo:paragraph-rsid="001c292d" style:font-size-asian="14pt" style:font-weight-asian="bold" style:font-size-complex="14pt" style:font-weight-complex="bold"/>
    </style:style>
    <style:style style:name="P58" style:family="paragraph" style:parent-style-name="Table_20_Contents">
      <style:paragraph-properties fo:line-height="100%" fo:text-align="start" style:justify-single-word="false"/>
      <style:text-properties fo:font-size="12pt" fo:font-weight="normal" officeooo:rsid="0027e58a" officeooo:paragraph-rsid="0027e58a" style:font-size-asian="12pt" style:font-weight-asian="normal" style:font-size-complex="12pt" style:font-weight-complex="normal"/>
    </style:style>
    <style:style style:name="P59" style:family="paragraph" style:parent-style-name="Table_20_Contents">
      <style:paragraph-properties fo:line-height="100%" fo:text-align="start" style:justify-single-word="false"/>
      <style:text-properties fo:font-size="12pt" fo:font-weight="normal" officeooo:rsid="00289763" officeooo:paragraph-rsid="00289763" style:font-size-asian="12pt" style:font-weight-asian="normal" style:font-size-complex="12pt" style:font-weight-complex="normal"/>
    </style:style>
    <style:style style:name="P60" style:family="paragraph" style:parent-style-name="Table_20_Contents">
      <style:paragraph-properties fo:line-height="100%" fo:text-align="start" style:justify-single-word="false"/>
      <style:text-properties fo:font-size="12pt" fo:font-weight="normal" officeooo:rsid="0028d8f1" officeooo:paragraph-rsid="0028d8f1" style:font-size-asian="12pt" style:font-weight-asian="normal" style:font-size-complex="12pt" style:font-weight-complex="normal"/>
    </style:style>
    <style:style style:name="P61" style:family="paragraph" style:parent-style-name="Table_20_Contents">
      <style:paragraph-properties fo:line-height="100%" fo:text-align="start" style:justify-single-word="false"/>
      <style:text-properties fo:font-size="12pt" fo:font-weight="normal" officeooo:rsid="002a9b30" officeooo:paragraph-rsid="002a9b30" style:font-size-asian="12pt" style:font-weight-asian="normal" style:font-size-complex="12pt" style:font-weight-complex="normal"/>
    </style:style>
    <style:style style:name="P62" style:family="paragraph" style:parent-style-name="Table_20_Contents">
      <style:paragraph-properties fo:line-height="100%" fo:text-align="start" style:justify-single-word="false"/>
      <style:text-properties fo:font-size="12pt" fo:font-weight="normal" officeooo:rsid="002c65ce" officeooo:paragraph-rsid="002c65ce"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fo:font-size="12pt" fo:font-weight="normal" officeooo:rsid="002c65ce" officeooo:paragraph-rsid="002c65ce" style:font-size-asian="12pt" style:font-weight-asian="normal" style:font-size-complex="12pt" style:font-weight-complex="normal"/>
    </style:style>
    <style:style style:name="P64" style:family="paragraph" style:parent-style-name="Table_20_Contents">
      <style:paragraph-properties fo:line-height="100%" fo:text-align="start" style:justify-single-word="false"/>
      <style:text-properties fo:font-size="12pt" fo:font-weight="normal" officeooo:rsid="002c65ce" officeooo:paragraph-rsid="002c65ce" style:font-size-asian="12pt" style:font-weight-asian="normal" style:font-size-complex="12pt" style:font-weight-complex="bold"/>
    </style:style>
    <style:style style:name="P65" style:family="paragraph" style:parent-style-name="Table_20_Contents">
      <style:paragraph-properties fo:line-height="100%" fo:text-align="start" style:justify-single-word="false"/>
      <style:text-properties fo:font-size="12pt" fo:font-weight="normal" officeooo:rsid="002a9b30" officeooo:paragraph-rsid="002a9b30" style:font-size-asian="10.5pt" style:font-weight-asian="normal" style:font-size-complex="12pt" style:font-weight-complex="normal"/>
    </style:style>
    <style:style style:name="P66" style:family="paragraph" style:parent-style-name="Table_20_Contents">
      <style:paragraph-properties fo:line-height="100%" fo:text-align="start" style:justify-single-word="false"/>
      <style:text-properties fo:font-size="12pt" fo:font-weight="bold" officeooo:rsid="0027e58a" officeooo:paragraph-rsid="0027e58a" style:font-size-asian="12pt" style:font-weight-asian="bold" style:font-size-complex="12pt" style:font-weight-complex="bold"/>
    </style:style>
    <style:style style:name="P67" style:family="paragraph" style:parent-style-name="Table_20_Contents">
      <style:paragraph-properties fo:line-height="100%" fo:text-align="start" style:justify-single-word="false"/>
      <style:text-properties fo:font-size="12pt" fo:font-weight="bold" officeooo:rsid="00289763" officeooo:paragraph-rsid="00289763" style:font-size-asian="12pt" style:font-weight-asian="bold" style:font-size-complex="12pt" style:font-weight-complex="bold"/>
    </style:style>
    <style:style style:name="P68" style:family="paragraph" style:parent-style-name="Table_20_Contents">
      <style:paragraph-properties fo:line-height="100%" fo:text-align="start" style:justify-single-word="false"/>
      <style:text-properties fo:font-size="12pt" fo:font-weight="bold" officeooo:rsid="00289763" officeooo:paragraph-rsid="002a9b30" style:font-size-asian="12pt" style:font-weight-asian="bold" style:font-size-complex="12pt" style:font-weight-complex="bold"/>
    </style:style>
    <style:style style:name="P69" style:family="paragraph" style:parent-style-name="Table_20_Contents">
      <style:paragraph-properties fo:line-height="100%" fo:text-align="start" style:justify-single-word="false"/>
      <style:text-properties fo:font-size="12pt" fo:font-weight="bold" officeooo:rsid="0028d8f1" officeooo:paragraph-rsid="0028d8f1" style:font-size-asian="12pt" style:font-weight-asian="bold" style:font-size-complex="12pt" style:font-weight-complex="bold"/>
    </style:style>
    <style:style style:name="P70" style:family="paragraph" style:parent-style-name="Table_20_Contents">
      <style:paragraph-properties fo:line-height="100%" fo:text-align="start" style:justify-single-word="false"/>
      <style:text-properties fo:font-size="12pt" style:text-underline-style="solid" style:text-underline-width="auto" style:text-underline-color="font-color" fo:font-weight="bold" officeooo:rsid="00289763" officeooo:paragraph-rsid="00289763" style:font-size-asian="12pt" style:font-weight-asian="bold" style:font-size-complex="12pt" style:font-weight-complex="bold"/>
    </style:style>
    <style:style style:name="P71" style:family="paragraph" style:parent-style-name="Table_20_Contents">
      <style:paragraph-properties fo:line-height="100%" fo:text-align="start" style:justify-single-word="false"/>
      <style:text-properties fo:font-size="12pt" style:text-underline-style="solid" style:text-underline-width="auto" style:text-underline-color="font-color" fo:font-weight="bold" officeooo:rsid="002c65ce" officeooo:paragraph-rsid="002f92a8" style:font-size-asian="12pt" style:font-weight-asian="bold" style:font-size-complex="12pt" style:font-weight-complex="bold"/>
    </style:style>
    <style:style style:name="P72" style:family="paragraph" style:parent-style-name="Table_20_Contents">
      <style:paragraph-properties fo:line-height="100%" fo:text-align="start" style:justify-single-word="false"/>
      <style:text-properties fo:font-size="12pt" style:text-underline-style="solid" style:text-underline-width="auto" style:text-underline-color="font-color" fo:font-weight="normal" officeooo:rsid="002a9b30" officeooo:paragraph-rsid="002c65ce"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fo:font-size="12pt" officeooo:rsid="002c65ce" officeooo:paragraph-rsid="002c65ce" style:font-size-asian="12pt" style:font-size-complex="12pt"/>
    </style:style>
    <style:style style:name="P74" style:family="paragraph" style:parent-style-name="Table_20_Contents">
      <style:paragraph-properties fo:line-height="100%" fo:text-align="start" style:justify-single-word="false"/>
      <style:text-properties fo:font-size="12pt" officeooo:paragraph-rsid="00190794" style:font-size-asian="12pt" style:font-size-complex="12pt"/>
    </style:style>
    <style:style style:name="P75" style:family="paragraph" style:parent-style-name="Table_20_Contents">
      <style:paragraph-properties fo:text-align="start" style:justify-single-word="false"/>
      <style:text-properties fo:font-size="12pt" officeooo:paragraph-rsid="002a9b30" style:font-size-asian="12pt" style:font-size-complex="12pt"/>
    </style:style>
    <style:style style:name="P76" style:family="paragraph" style:parent-style-name="Table_20_Contents">
      <style:paragraph-properties fo:text-align="start" style:justify-single-word="false"/>
      <style:text-properties fo:font-size="12pt" officeooo:paragraph-rsid="002c65ce" style:font-size-asian="12pt" style:font-size-complex="12pt"/>
    </style:style>
    <style:style style:name="P77" style:family="paragraph" style:parent-style-name="Table_20_Contents">
      <style:paragraph-properties fo:text-align="start" style:justify-single-word="false"/>
      <style:text-properties fo:font-size="12pt" officeooo:paragraph-rsid="002e31ba" style:font-size-asian="12pt" style:font-size-complex="12pt"/>
    </style:style>
    <style:style style:name="P78" style:family="paragraph" style:parent-style-name="Table_20_Contents">
      <style:paragraph-properties fo:text-align="start" style:justify-single-word="false"/>
      <style:text-properties fo:font-size="12pt" officeooo:paragraph-rsid="002e5461" style:font-size-asian="12pt" style:font-size-complex="12pt"/>
    </style:style>
    <style:style style:name="P79" style:family="paragraph" style:parent-style-name="Table_20_Contents">
      <style:paragraph-properties fo:text-align="start" style:justify-single-word="false"/>
      <style:text-properties fo:font-size="12pt" officeooo:paragraph-rsid="002f92a8" style:font-size-asian="12pt" style:font-size-complex="12pt"/>
    </style:style>
    <style:style style:name="P80" style:family="paragraph" style:parent-style-name="Table_20_Contents">
      <style:paragraph-properties fo:line-height="100%" fo:text-align="start" style:justify-single-word="false"/>
      <style:text-properties fo:font-size="12pt" style:text-underline-style="none" fo:font-weight="normal" officeooo:rsid="002c65ce" officeooo:paragraph-rsid="002c65ce" style:font-size-asian="12pt" style:font-weight-asian="normal" style:font-size-complex="12pt" style:font-weight-complex="normal"/>
    </style:style>
    <style:style style:name="P81" style:family="paragraph" style:parent-style-name="Table_20_Contents">
      <style:paragraph-properties fo:line-height="100%" fo:text-align="start" style:justify-single-word="false"/>
      <style:text-properties fo:font-size="12pt" style:text-underline-style="none" fo:font-weight="normal" officeooo:rsid="002a9b30" officeooo:paragraph-rsid="002e31ba" style:font-size-asian="12pt" style:font-weight-asian="normal" style:font-size-complex="12pt" style:font-weight-complex="normal"/>
    </style:style>
    <style:style style:name="P82" style:family="paragraph" style:parent-style-name="Table_20_Contents">
      <style:paragraph-properties fo:line-height="100%" fo:text-align="start" style:justify-single-word="false"/>
      <style:text-properties fo:font-size="12pt" style:text-underline-style="none" fo:font-weight="normal" officeooo:rsid="002e31ba" officeooo:paragraph-rsid="002e31ba" style:font-size-asian="12pt" style:font-weight-asian="normal" style:font-size-complex="12pt" style:font-weight-complex="normal"/>
    </style:style>
    <style:style style:name="P83" style:family="paragraph" style:parent-style-name="Table_20_Contents">
      <style:paragraph-properties fo:line-height="100%" fo:text-align="start" style:justify-single-word="false"/>
      <style:text-properties fo:font-size="12pt" style:text-underline-style="none" fo:font-weight="normal" officeooo:rsid="002e5461" officeooo:paragraph-rsid="002e5461" style:font-size-asian="12pt" style:font-weight-asian="normal" style:font-size-complex="12pt" style:font-weight-complex="normal"/>
    </style:style>
    <style:style style:name="P84" style:family="paragraph" style:parent-style-name="Table_20_Contents">
      <style:paragraph-properties fo:line-height="100%" fo:text-align="start" style:justify-single-word="false"/>
      <style:text-properties fo:font-size="12pt" style:text-underline-style="none" fo:font-weight="bold" officeooo:rsid="002c65ce" officeooo:paragraph-rsid="002c65ce" style:font-size-asian="12pt" style:font-weight-asian="bold" style:font-size-complex="12pt" style:font-weight-complex="bold"/>
    </style:style>
    <style:style style:name="P85" style:family="paragraph" style:parent-style-name="Table_20_Contents">
      <style:paragraph-properties fo:line-height="100%" fo:text-align="start" style:justify-single-word="false"/>
      <style:text-properties fo:font-size="12pt" style:text-underline-style="none" fo:font-weight="bold" officeooo:rsid="002f92a8" officeooo:paragraph-rsid="002f92a8" style:font-size-asian="12pt" style:font-weight-asian="bold" style:font-size-complex="12pt" style:font-weight-complex="bold"/>
    </style:style>
    <style:style style:name="P86" style:family="paragraph" style:parent-style-name="Table_20_Contents">
      <style:paragraph-properties fo:line-height="100%" fo:text-align="start" style:justify-single-word="false"/>
      <style:text-properties officeooo:paragraph-rsid="00190794"/>
    </style:style>
    <style:style style:name="P87" style:family="paragraph" style:parent-style-name="Table_20_Contents">
      <style:paragraph-properties fo:line-height="100%" fo:text-align="start" style:justify-single-word="false"/>
      <style:text-properties officeooo:paragraph-rsid="001a4104"/>
    </style:style>
    <style:style style:name="P88" style:family="paragraph" style:parent-style-name="Table_20_Contents">
      <style:paragraph-properties fo:line-height="100%" fo:text-align="start" style:justify-single-word="false"/>
      <style:text-properties officeooo:paragraph-rsid="001b9991"/>
    </style:style>
    <style:style style:name="P89" style:family="paragraph" style:parent-style-name="Table_20_Contents">
      <style:paragraph-properties fo:line-height="100%" fo:text-align="start" style:justify-single-word="false"/>
      <style:text-properties fo:font-size="14pt" fo:font-weight="bold" officeooo:rsid="002a9b30" officeooo:paragraph-rsid="002a9b30" style:font-size-asian="14pt" style:font-weight-asian="bold" style:font-size-complex="14pt" style:font-weight-complex="bold"/>
    </style:style>
    <style:style style:name="P90" style:family="paragraph" style:parent-style-name="Table_20_Contents">
      <style:paragraph-properties fo:line-height="100%" fo:text-align="start" style:justify-single-word="false"/>
      <style:text-properties fo:font-size="14pt" fo:font-weight="bold" officeooo:rsid="002c65ce" officeooo:paragraph-rsid="002c65ce" style:font-size-asian="14pt" style:font-weight-asian="bold" style:font-size-complex="14pt" style:font-weight-complex="bold"/>
    </style:style>
    <style:style style:name="P91" style:family="paragraph" style:parent-style-name="Table_20_Contents">
      <style:paragraph-properties fo:line-height="100%" fo:text-align="start" style:justify-single-word="false"/>
      <style:text-properties fo:font-size="14pt" style:text-underline-style="solid" style:text-underline-width="auto" style:text-underline-color="font-color" fo:font-weight="bold" officeooo:rsid="002c65ce" officeooo:paragraph-rsid="002c65ce" style:font-size-asian="14pt" style:font-weight-asian="bold" style:font-size-complex="14pt" style:font-weight-complex="bold"/>
    </style:style>
    <style:style style:name="P92" style:family="paragraph" style:parent-style-name="Table_20_Contents">
      <style:paragraph-properties fo:line-height="100%" fo:text-align="start" style:justify-single-word="false"/>
      <style:text-properties fo:font-size="13pt" fo:font-weight="bold" officeooo:rsid="002a9b30" officeooo:paragraph-rsid="002a9b30" style:font-size-asian="13pt" style:font-weight-asian="bold" style:font-size-complex="13pt" style:font-weight-complex="bold"/>
    </style:style>
    <style:style style:name="P93" style:family="paragraph" style:parent-style-name="Table_20_Contents">
      <style:paragraph-properties fo:line-height="100%" fo:text-align="start" style:justify-single-word="false"/>
      <style:text-properties fo:font-size="13pt" fo:font-weight="bold" officeooo:rsid="002c65ce" officeooo:paragraph-rsid="002c65ce" style:font-size-asian="13pt" style:font-weight-asian="bold" style:font-size-complex="13pt" style:font-weight-complex="bold"/>
    </style:style>
    <style:style style:name="P94" style:family="paragraph" style:parent-style-name="Table_20_Contents">
      <style:paragraph-properties fo:line-height="100%" fo:text-align="start" style:justify-single-word="false"/>
      <style:text-properties fo:font-size="13pt" fo:font-weight="bold" officeooo:rsid="00190794" officeooo:paragraph-rsid="00190794" style:font-size-asian="13pt" style:font-weight-asian="bold" style:font-size-complex="13pt" style:font-weight-complex="bold"/>
    </style:style>
    <style:style style:name="P95" style:family="paragraph" style:parent-style-name="Table_20_Contents">
      <style:paragraph-properties fo:text-align="start" style:justify-single-word="false"/>
      <style:text-properties fo:font-size="13pt" officeooo:paragraph-rsid="002a9b30" style:font-size-asian="13pt" style:font-size-complex="13pt"/>
    </style:style>
    <style:style style:name="P96" style:family="paragraph" style:parent-style-name="Table_20_Contents">
      <style:paragraph-properties fo:text-align="start" style:justify-single-word="false"/>
      <style:text-properties style:font-name="Times New Roman1" officeooo:paragraph-rsid="002f92a8" style:language-asian="en" style:country-asian="US" style:font-name-complex="Times New Roman2" style:font-size-complex="20pt" style:language-complex="ar" style:country-complex="SA"/>
    </style:style>
    <style:style style:name="P97" style:family="paragraph" style:parent-style-name="Table_20_Contents">
      <style:paragraph-properties fo:text-align="start" style:justify-single-word="false"/>
      <style:text-properties officeooo:paragraph-rsid="002f92a8"/>
    </style:style>
    <style:style style:name="P98" style:family="paragraph" style:parent-style-name="Heading_20_2">
      <style:paragraph-properties fo:text-align="start" style:justify-single-word="false"/>
      <style:text-properties officeooo:paragraph-rsid="002323df"/>
    </style:style>
    <style:style style:name="P99" style:family="paragraph" style:parent-style-name="Heading_20_2">
      <style:paragraph-properties fo:text-align="start" style:justify-single-word="false"/>
      <style:text-properties fo:font-size="12pt" officeooo:rsid="0021db3a" officeooo:paragraph-rsid="002323df" style:font-size-asian="12pt" style:font-size-complex="12pt"/>
    </style:style>
    <style:style style:name="P100" style:family="paragraph" style:parent-style-name="Normal_20__28_Web_29_">
      <style:paragraph-properties fo:margin-left="0in" fo:margin-right="0.0335in" fo:margin-top="0.1945in" fo:margin-bottom="0.1945in" style:contextual-spacing="false" style:line-height-at-least="0.25in" fo:text-align="start" style:justify-single-word="false" fo:text-indent="0in" style:auto-text-indent="false"/>
      <style:text-properties officeooo:paragraph-rsid="002f92a8"/>
    </style:style>
    <style:style style:name="P101" style:family="paragraph" style:parent-style-name="List_20_Paragraph">
      <style:paragraph-properties fo:margin-left="0.75in" fo:margin-right="0in" fo:margin-top="0in" fo:margin-bottom="0in" style:contextual-spacing="true" fo:line-height="100%" fo:text-align="start" style:justify-single-word="false" fo:text-indent="0in" style:auto-text-indent="false"/>
      <style:text-properties fo:font-weight="normal" officeooo:rsid="00261040" officeooo:paragraph-rsid="0031d2c4" style:font-weight-asian="normal" style:font-weight-complex="normal"/>
    </style:style>
    <style:style style:name="P102" style:family="paragraph" style:parent-style-name="List_20_Paragraph">
      <style:paragraph-properties fo:margin-left="0.75in" fo:margin-right="0in" fo:margin-top="0in" fo:margin-bottom="0in" style:contextual-spacing="true" fo:text-align="start" style:justify-single-word="false" fo:text-indent="0in" style:auto-text-indent="false"/>
      <style:text-properties style:font-name="Times New Roman1" fo:font-size="12pt" officeooo:paragraph-rsid="0031d2c4" style:font-size-asian="12pt" style:font-name-complex="Times New Roman2" style:font-size-complex="20pt"/>
    </style:style>
    <style:style style:name="P103" style:family="paragraph" style:parent-style-name="List_20_Paragraph">
      <style:paragraph-properties fo:margin-left="0.75in" fo:margin-right="0in" fo:margin-top="0in" fo:margin-bottom="0in" style:contextual-spacing="true" fo:text-align="start" style:justify-single-word="false" fo:text-indent="0in" style:auto-text-indent="false"/>
      <style:text-properties officeooo:paragraph-rsid="0031d2c4"/>
    </style:style>
    <style:style style:name="P104" style:family="paragraph" style:parent-style-name="List_20_Paragraph">
      <style:paragraph-properties fo:margin-top="0in" fo:margin-bottom="0in" style:contextual-spacing="true" fo:text-align="start" style:justify-single-word="false"/>
      <style:text-properties style:font-name="Times New Roman1" fo:font-size="12pt" officeooo:paragraph-rsid="0031d2c4" style:font-size-asian="12pt" style:font-name-complex="Times New Roman2" style:font-size-complex="20pt"/>
    </style:style>
    <style:style style:name="P105" style:family="paragraph" style:parent-style-name="List_20_Paragraph" style:list-style-name="WWNum1">
      <style:paragraph-properties fo:margin-top="0in" fo:margin-bottom="0in" style:contextual-spacing="true" fo:text-align="start" style:justify-single-word="false"/>
      <style:text-properties officeooo:paragraph-rsid="0031d2c4"/>
    </style:style>
    <style:style style:name="P106" style:family="paragraph" style:parent-style-name="List_20_Paragraph" style:list-style-name="WWNum2">
      <style:paragraph-properties fo:margin-top="0in" fo:margin-bottom="0in" style:contextual-spacing="true" fo:text-align="start" style:justify-single-word="false"/>
      <style:text-properties officeooo:paragraph-rsid="0031d2c4"/>
    </style:style>
    <style:style style:name="P107" style:family="paragraph" style:parent-style-name="List_20_Paragraph" style:list-style-name="WWNum2">
      <style:paragraph-properties fo:margin-top="0in" fo:margin-bottom="0in" style:contextual-spacing="true" fo:text-align="start" style:justify-single-word="false"/>
      <style:text-properties fo:font-size="13pt" officeooo:paragraph-rsid="0031d2c4" style:font-size-asian="13pt" style:font-size-complex="13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officeooo:rsid="001c292d"/>
    </style:style>
    <style:style style:name="T4" style:family="text">
      <style:text-properties fo:font-size="14pt" style:text-underline-style="solid" style:text-underline-width="auto" style:text-underline-color="font-color" fo:font-weight="bold" officeooo:rsid="0018368c"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2323df"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1dd65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officeooo:rsid="002f92a8" style:font-size-asian="14pt" style:font-weight-asian="bold" style:font-size-complex="14pt" style:font-weight-complex="bold"/>
    </style:style>
    <style:style style:name="T8" style:family="text">
      <style:text-properties fo:font-size="14pt" style:text-underline-style="none" fo:font-weight="bold" officeooo:rsid="001dd65d" style:font-size-asian="14pt" style:font-weight-asian="bold" style:font-size-complex="14pt" style:font-weight-complex="bold"/>
    </style:style>
    <style:style style:name="T9" style:family="text">
      <style:text-properties fo:font-size="14pt" style:text-underline-style="none" fo:font-weight="normal" officeooo:rsid="002323df" style:font-size-asian="14pt" style:font-weight-asian="normal" style:font-size-complex="14pt" style:font-weight-complex="normal"/>
    </style:style>
    <style:style style:name="T10" style:family="text">
      <style:text-properties fo:font-size="10pt" style:font-size-asian="10pt" style:font-weight-complex="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2pt" style:font-size-asian="12pt" style:font-size-complex="12pt"/>
    </style:style>
    <style:style style:name="T13" style:family="text">
      <style:text-properties fo:font-size="12pt" style:font-size-asian="12pt" style:font-size-complex="12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font-weight-complex="bold"/>
    </style:style>
    <style:style style:name="T16" style:family="text">
      <style:text-properties officeooo:rsid="0028d8f1" style:font-weight-complex="bold"/>
    </style:style>
    <style:style style:name="T17" style:family="text">
      <style:text-properties officeooo:rsid="002c65ce" style:font-weight-complex="bold"/>
    </style:style>
    <style:style style:name="T18" style:family="text">
      <style:text-properties officeooo:rsid="002e31ba"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2a9b30" style:font-weight-asian="bold" style:font-weight-complex="bold"/>
    </style:style>
    <style:style style:name="T22" style:family="text">
      <style:text-properties officeooo:rsid="002a9b30"/>
    </style:style>
    <style:style style:name="T23" style:family="text">
      <style:text-properties officeooo:rsid="002b70a6"/>
    </style:style>
    <style:style style:name="T24" style:family="text">
      <style:text-properties officeooo:rsid="002e31ba"/>
    </style:style>
    <style:style style:name="T25" style:family="text">
      <style:text-properties style:font-name="Times New Roman1" fo:font-size="20pt" fo:font-weight="bold" style:font-size-asian="20pt" style:font-weight-asian="bold" style:font-name-complex="Times New Roman2" style:font-size-complex="20pt"/>
    </style:style>
    <style:style style:name="T26" style:family="text">
      <style:text-properties style:font-name="Times New Roman1" fo:font-size="16pt" fo:font-weight="bold" style:font-size-asian="16pt" style:font-weight-asian="bold" style:font-name-complex="Times New Roman2" style:font-size-complex="20pt"/>
    </style:style>
    <style:style style:name="T27" style:family="text">
      <style:text-properties style:font-name="Times New Roman1" fo:font-size="14pt" fo:font-weight="bold" style:font-size-asian="14pt" style:font-weight-asian="bold" style:font-name-complex="Times New Roman2" style:font-size-complex="20pt"/>
    </style:style>
    <style:style style:name="T28" style:family="text">
      <style:text-properties style:font-name="Times New Roman1" fo:font-size="12pt" fo:font-weight="bold" style:font-size-asian="12pt" style:font-weight-asian="bold" style:font-name-complex="Times New Roman2" style:font-size-complex="20pt"/>
    </style:style>
    <style:style style:name="T29" style:family="text">
      <style:text-properties style:font-name="Times New Roman1" fo:font-size="12pt" fo:font-weight="bold" style:font-size-asian="12pt" style:font-weight-asian="bold" style:font-name-complex="Times New Roman2" style:font-size-complex="12pt"/>
    </style:style>
    <style:style style:name="T30" style:family="text">
      <style:text-properties style:font-name="Times New Roman1" fo:font-size="12pt" style:font-size-asian="12pt" style:font-name-complex="Times New Roman2" style:font-size-complex="20pt"/>
    </style:style>
    <style:style style:name="T31" style:family="text">
      <style:text-properties style:font-name="Times New Roman1" fo:font-size="12pt" style:font-size-asian="12pt" style:font-name-complex="Times New Roman2" style:font-size-complex="20pt" style:font-weight-complex="bold"/>
    </style:style>
    <style:style style:name="T32" style:family="text">
      <style:text-properties style:font-name="Times New Roman1" fo:font-size="12pt" officeooo:rsid="0032b334" style:font-size-asian="12pt" style:font-name-complex="Times New Roman2" style:font-size-complex="20pt"/>
    </style:style>
    <style:style style:name="T33" style:family="text">
      <style:text-properties style:font-name="Times New Roman1" style:language-asian="en" style:country-asian="US" style:font-name-complex="Times New Roman2" style:font-size-complex="20pt" style:language-complex="ar" style:country-complex="SA"/>
    </style:style>
    <style:style style:name="T34" style:family="text">
      <style:text-properties style:font-name="Times New Roman1" fo:font-weight="bold" style:font-weight-asian="bold" style:font-name-complex="Times New Roman2"/>
    </style:style>
    <style:style style:name="T35" style:family="text">
      <style:text-properties style:font-name="Times New Roman1" style:font-name-complex="Times New Roman2"/>
    </style:style>
    <style:style style:name="T36" style:family="text">
      <style:text-properties style:font-name-complex="Calibri" style:font-size-complex="20pt"/>
    </style:style>
    <style:style style:name="T37" style:family="text">
      <style:text-properties fo:color="#313131" style:font-name="Verdana" fo:font-size="10.5pt" style:font-size-asian="10.5pt" style:font-size-complex="10.5pt"/>
    </style:style>
    <style:style style:name="T38" style:family="text">
      <style:text-properties fo:color="#000000" style:font-name="Verdana" fo:font-size="11.5pt" fo:background-color="#ffffff" loext:char-shading-value="0" style:font-size-asian="11.5pt" style:font-size-complex="11.5pt"/>
    </style:style>
    <style:style style:name="T39" style:family="text">
      <style:text-properties officeooo:rsid="0032b33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39885893923158472" text:style-name="L1">
        <text:list-header>
          <text:p text:style-name="P1"><text:span text:style-name="T9"><text:s/></text:span><text:span text:style-name="T4">C++ Vs J</text:span><text:span text:style-name="T7">ava</text:span></text:p>
        </text:list-header>
      </text:list>
      <text:p text:style-name="P54"><text:span text:style-name="T2">Both Java and C++ support object oriented programming, yet there are differences between them. To begin with, Java is a pure object oriented programming language; therefore, everything is an object in Java (single root hierarchy as everything gets derived from </text:span><text:span text:style-name="Source_20_Text"><text:span text:style-name="T2">java.lang.Object</text:span></text:span><text:span text:style-name="T2">). On the contrary, in C++ there is no such root hierarchy. C++ supports both procedural and object oriented programming; therefore, it is called a hybrid language. </text:span></text:p>
      <text:p text:style-name="P55">Following are the major differences between Java and C++:</text:p>
      <table:table table:name="Table1" table:style-name="Table1">
        <table:table-column table:style-name="Table1.A"/>
        <table:table-column table:style-name="Table1.B"/>
        <table:table-row>
          <table:table-cell table:style-name="Table1.A1" office:value-type="string">
            <text:p text:style-name="P94">C++</text:p>
          </table:table-cell>
          <table:table-cell table:style-name="Table1.B1" office:value-type="string">
            <text:p text:style-name="P94">Java</text:p>
          </table:table-cell>
        </table:table-row>
        <table:table-row table:style-name="Table1.2">
          <table:table-cell table:style-name="Table1.A2" office:value-type="string">
            <text:p text:style-name="P86">Java does not support pointers, templates, unions, operator overloading, structures etc.Java supports what it calls "references". </text:p>
          </table:table-cell>
          <table:table-cell table:style-name="Table1.B2" office:value-type="string">
            <text:p text:style-name="P74">C++ supports structures, unions, templates, operator overloading, pointers and pointer arithmetic. </text:p>
          </table:table-cell>
        </table:table-row>
        <table:table-row table:style-name="Table1.3">
          <table:table-cell table:style-name="Table1.A2" office:value-type="string">
            <text:p text:style-name="P86">Java support automatic garbage collection. It does not support destructors as C++ does. </text:p>
          </table:table-cell>
          <table:table-cell table:style-name="Table1.B2" office:value-type="string">
            <text:p text:style-name="P87">C++ support destructors, which is automatically invoked when the object is destroyed. </text:p>
          </table:table-cell>
        </table:table-row>
        <table:table-row table:style-name="Table1.4">
          <table:table-cell table:style-name="Table1.A2" office:value-type="string">
            <text:p text:style-name="P87">Java does not support conditional compilation and inclusion.</text:p>
          </table:table-cell>
          <table:table-cell table:style-name="Table1.B2" office:value-type="string">
            <text:p text:style-name="P87">Conditional inclusion (#ifdef #ifndef type) is one of the main features of C++. </text:p>
          </table:table-cell>
        </table:table-row>
        <table:table-row>
          <table:table-cell table:style-name="Table1.A2" office:value-type="string">
            <text:p text:style-name="P87">Java has built in support for threads. In Java, there is a <text:span text:style-name="Source_20_Text">Thread</text:span> class that you inherit to create a new thread and override the <text:span text:style-name="Source_20_Text">run()</text:span> method. </text:p>
          </table:table-cell>
          <table:table-cell table:style-name="Table1.B2" office:value-type="string">
            <text:p text:style-name="P87">C++ has no built in support for threads. C++ relies on non-standard third-party libraries for thread support. </text:p>
          </table:table-cell>
        </table:table-row>
        <table:table-row table:style-name="Table1.6">
          <table:table-cell table:style-name="Table1.A2" office:value-type="string">
            <text:p text:style-name="P87">Java doesn't provide multiple inheritance, at least not in the same sense that C++ does. </text:p>
          </table:table-cell>
          <table:table-cell table:style-name="Table1.B2" office:value-type="string">
            <text:p text:style-name="P87">C++ does support multiple inheritance. The keyword <text:span text:style-name="Source_20_Text">virtual</text:span> is used to resolve ambiguities during multiple inheritance if there is any. </text:p>
          </table:table-cell>
        </table:table-row>
        <table:table-row table:style-name="Table1.7">
          <table:table-cell table:style-name="Table1.A2" office:value-type="string">
            <text:p text:style-name="P88">Java is interpreted for the most part and hence platform independent. </text:p>
          </table:table-cell>
          <table:table-cell table:style-name="Table1.B2" office:value-type="string">
            <text:p text:style-name="P88">C++ generates object code and the same code may not run on different platforms. </text:p>
          </table:table-cell>
        </table:table-row>
      </table:table>
      <text:p text:style-name="P54"/>
      <text:p text:style-name="P57">Data type</text:p>
      <text:p text:style-name="P21">A data type or simply type is a classification identifying one of various types of data, such as real integer or Boolean that determines the possible values for that type; the operations that can be done on values of that type; the meaning of the data; and the way values of that type can be stored.<text:bookmark text:name="cite_ref-1"/></text:p>
      <text:p text:style-name="P56">Common data types include:</text:p>
      <text:list xml:id="list423255958301284643" text:style-name="L2">
        <text:list-item>
          <text:p text:style-name="P47">integers</text:p>
        </text:list-item>
        <text:list-item>
          <text:p text:style-name="P48"><text:span text:style-name="T3">booleans</text:span> </text:p>
        </text:list-item>
        <text:list-item>
          <text:p text:style-name="P48"><text:span text:style-name="T3">characters</text:span> </text:p>
        </text:list-item>
        <text:list-item>
          <text:p text:style-name="P48"><text:span text:style-name="T3">floating-point</text:span> numbers</text:p>
        </text:list-item>
        <text:list-item>
          <text:p text:style-name="P24">alphanumeric <text:span text:style-name="T3">strings</text:span> </text:p>
        </text:list-item>
      </text:list>
      <text:p text:style-name="P26"/>
      <text:p text:style-name="P26"/>
      <text:p text:style-name="P26"/>
      <text:p text:style-name="P26"/>
      <text:p text:style-name="P26"/>
      <text:list xml:id="list1774508690678652762" text:style-name="L3">
        <text:list-header>
          <text:p text:style-name="P25"><text:soft-page-break/><text:span text:style-name="T5"><text:s/></text:span><text:span text:style-name="T8">Differences between C++ and Java in Data types</text:span></text:p>
          <text:p text:style-name="P25"><text:span text:style-name="T6"/></text:p>
        </text:list-header>
      </text:list>
      <text:p text:style-name="P44">Data type in c++</text:p>
      <text:p text:style-name="P40">int</text:p>
      <text:p text:style-name="P42">Description: <text:span text:style-name="T13">Holds an integer value and whole number.</text:span></text:p>
      <text:p text:style-name="P42"><text:span text:style-name="T13">Size: 4 byte</text:span></text:p>
      <text:p text:style-name="P42"><text:span text:style-name="T13">example: int a=1;</text:span></text:p>
      <text:p text:style-name="P42"/>
      <text:p text:style-name="P41"><text:span text:style-name="T12">long</text:span></text:p>
      <text:p text:style-name="P43"><text:span text:style-name="T13">description: This is used with int and double, which change the size of int and double.</text:span></text:p>
      <text:p text:style-name="P43"><text:span text:style-name="T13">Size: long int= 4 byte(long double =10)</text:span></text:p>
      <text:p text:style-name="P41"/>
      <text:p text:style-name="P41"><text:span text:style-name="T12">floating point number</text:span></text:p>
      <text:p text:style-name="P43"><text:span text:style-name="T12">description: </text:span><text:span text:style-name="T13">Floating point number. There is no fixed number of digits before or after the decimal point</text:span></text:p>
      <text:p text:style-name="P43"><text:span text:style-name="T13">size: 4 bytes</text:span></text:p>
      <text:p text:style-name="P58"><text:span text:style-name="T15">Float a = 3.14159;</text:span></text:p>
      <text:p text:style-name="P58"/>
      <text:p text:style-name="P66">double</text:p>
      <text:p text:style-name="P58">description: Double precision floating point</text:p>
      <text:p text:style-name="P58">size: 8 bytes </text:p>
      <text:p text:style-name="P58"><text:span text:style-name="T15">Double a = 6e-4; (e is for exponential)</text:span></text:p>
      <text:p text:style-name="P58"/>
      <text:p text:style-name="P66">bool</text:p>
      <text:p text:style-name="P58"><text:span text:style-name="T15">description: </text:span>Holds a boolean value<text:span text:style-name="T11">(True or False)</text:span></text:p>
      <text:p text:style-name="P58"><text:span text:style-name="T11"/></text:p>
      <text:p text:style-name="P60"><text:span text:style-name="T20">char</text:span></text:p>
      <text:p text:style-name="P60">Description:<text:span text:style-name="T15">May be a letter, a digit, a punctuation mark</text:span></text:p>
      <text:p text:style-name="P60"><text:span text:style-name="T15">Size: 1 byte</text:span></text:p>
      <text:p text:style-name="P60"><text:span text:style-name="T15">Example:Char a = ‘A’;</text:span></text:p>
      <text:p text:style-name="P58"/>
      <text:p text:style-name="P70">Data type in Java</text:p>
      <text:p text:style-name="P67"/>
      <text:p text:style-name="P67">int</text:p>
      <text:p text:style-name="P59">Description: <text:span text:style-name="T15">Used as a default data type for integral value</text:span></text:p>
      <text:p text:style-name="P59"><text:span text:style-name="T15">size: 32 bits</text:span></text:p>
      <text:p text:style-name="P59"><text:span text:style-name="T15">Example: int a = 100000, int b = -200000</text:span></text:p>
      <text:p text:style-name="P59"/>
      <text:p text:style-name="P67">long</text:p>
      <text:p text:style-name="P67"><text:span text:style-name="T2">Description: </text:span><text:span text:style-name="T1">Used when a wider range than int is needed</text:span></text:p>
      <text:p text:style-name="P67"><text:span text:style-name="T1">size: 64 bits</text:span></text:p>
      <text:p text:style-name="P68"><text:span text:style-name="T1">Example: Long a = 100000L, long b = -200000L</text:span></text:p>
      <text:p text:style-name="P68"><text:soft-page-break/>float</text:p>
      <text:p text:style-name="P67"><text:span text:style-name="T1">Description: Used to save memory in large arrays of floating point numbers. Represent numbers with decimals</text:span></text:p>
      <text:p text:style-name="P67"><text:span text:style-name="T1">size: 32 bits</text:span></text:p>
      <text:p text:style-name="P67"><text:span text:style-name="T1">Example: Float f1 = 234.5f</text:span></text:p>
      <text:p text:style-name="P67"/>
      <text:p text:style-name="P67">double</text:p>
      <text:p text:style-name="P59">Description: <text:span text:style-name="T15">Used as the default data types as the decimal values</text:span></text:p>
      <text:p text:style-name="P59"><text:span text:style-name="T15">size: 64 bits</text:span></text:p>
      <text:p text:style-name="P59"><text:span text:style-name="T15">Example:Double d1 = 123.4</text:span></text:p>
      <text:p text:style-name="P59"/>
      <text:p text:style-name="P67">Boolean</text:p>
      <text:p text:style-name="P59">Description: <text:span text:style-name="T15">Represent one bit of information. Used for simple flags that track true/false condition</text:span></text:p>
      <text:p text:style-name="P59"><text:span text:style-name="T15">size:</text:span><text:span text:style-name="T10"> </text:span><text:span text:style-name="T15">Varies from platform to platform said as JVM</text:span></text:p>
      <text:p text:style-name="P59"><text:span text:style-name="T15">Example: Boolean one = true</text:span></text:p>
      <text:p text:style-name="P59"/>
      <text:p text:style-name="P67">char</text:p>
      <text:p text:style-name="P59">Description:<text:span text:style-name="T15">Used to store any character.</text:span></text:p>
      <text:p text:style-name="P59"><text:span text:style-name="T15">Size: </text:span><text:span text:style-name="T16">16 bits</text:span></text:p>
      <text:p text:style-name="P60"><text:span text:style-name="T15">Example: Char letter A = ‘A’</text:span></text:p>
      <text:p text:style-name="P60"/>
      <text:p text:style-name="P69">Byte</text:p>
      <text:p text:style-name="P60">Description: Byte data type is used to save space in large arrays, mainly in place of integers, since a byte is four times smaller than an int.</text:p>
      <text:p text:style-name="P60">Size:16 bit</text:p>
      <text:p text:style-name="P60">Example: byte a = 100 , byte b = -50</text:p>
      <text:p text:style-name="P60"/>
      <text:p text:style-name="P69">Short</text:p>
      <text:p text:style-name="P60">Description: Short data type can also be used to save memory as byte data type. A short is 2 times smaller than an int</text:p>
      <text:p text:style-name="P60">Size: 16 bit</text:p>
      <text:p text:style-name="P60">Example:short s = 10000, short r = -20000</text:p>
      <text:p text:style-name="P60"/>
      <text:p text:style-name="P89">Flow control in(c++):</text:p>
      <text:p text:style-name="P89"/>
      <text:p text:style-name="P92"><text:span text:style-name="T23">For</text:span> loop:</text:p>
      <text:p text:style-name="P28">It is a count controlled loop in the sense that the program knows in advance how many times the loop is to be executed.</text:p>
      <text:p text:style-name="P34">syntax of for loop:</text:p>
      <text:p text:style-name="P28"><text:line-break/><text:span text:style-name="Source_20_Text">for (initialization; decision; increment/decrement)<text:line-break/>{<text:line-break/> <text:s/>statement(s);<text:line-break/>}</text:span> </text:p>
      <text:p text:style-name="P65"/>
      <text:p text:style-name="P65"/>
      <text:p text:style-name="P65"/>
      <text:p text:style-name="P61"><text:soft-page-break/>Example:</text:p>
      <text:p text:style-name="P75"><text:span text:style-name="T15">for(int i=0 ;i&lt;5; i++)</text:span></text:p>
      <text:p text:style-name="P75"><text:span text:style-name="T15">{</text:span></text:p>
      <text:p text:style-name="P75"><text:span text:style-name="T15">Count&lt;&lt;”number of students:”&lt;&lt;i&lt;&lt;endl;</text:span></text:p>
      <text:p text:style-name="P75"><text:span text:style-name="T15">}</text:span></text:p>
      <text:p text:style-name="P95"/>
      <text:p text:style-name="P95"><text:span text:style-name="T21">While loop</text:span></text:p>
      <text:p text:style-name="P31"><text:span text:style-name="T22"><text:s/>The loop body is executed repeatedly as long as the condition remains true. As soon as the condition becomes false, it comes out of the loop and goes to the statement next to the ‘while’ loop.</text:span></text:p>
      <text:p text:style-name="P46">Syntax of while loop</text:p>
      <text:p text:style-name="P31"><text:span text:style-name="Source_20_Text">while(condition)<text:line-break/>{<text:line-break/> <text:s text:c="2"/>statement(s); <text:line-break/>}</text:span> </text:p>
      <text:p text:style-name="P30">Example:</text:p>
      <text:p text:style-name="P76"><text:span text:style-name="T15">int n = 10;</text:span></text:p>
      <text:p text:style-name="P76"><text:span text:style-name="T15">while (n&gt;0){</text:span></text:p>
      <text:p text:style-name="P76"><text:span text:style-name="T15">count &lt;&lt;n&lt;&lt;”,”;</text:span></text:p>
      <text:p text:style-name="P76"><text:span text:style-name="T15">--n;</text:span></text:p>
      <text:p text:style-name="P76"><text:span text:style-name="T15">}</text:span></text:p>
      <text:p text:style-name="P63"><text:span text:style-name="T15">Output: 10,9,8,7,6,5,4,3,2,1</text:span></text:p>
      <text:p text:style-name="P38"/>
      <text:p text:style-name="P38">Do-While loop</text:p>
      <text:p text:style-name="P29">The loop body is always executed at least once.</text:p>
      <text:p text:style-name="P29"><text:s/>One important difference between the while loop and the do-while loop the relative ordering of the conditional test and loop body execution.</text:p>
      <text:p text:style-name="P45">Syntax of do-while loop</text:p>
      <text:p text:style-name="P32"><text:span text:style-name="Source_20_Text">do<text:line-break/>{<text:line-break/> <text:s/>statements;<text:line-break/>} while (condition);</text:span> </text:p>
      <text:p text:style-name="P33">Example:</text:p>
      <text:p text:style-name="P76"><text:span text:style-name="T15">Int i=0;</text:span></text:p>
      <text:p text:style-name="P76"><text:span text:style-name="T15">Do {</text:span></text:p>
      <text:p text:style-name="P76"><text:span text:style-name="T15">Cout&lt;&lt;i&lt;&lt;endl;</text:span></text:p>
      <text:p text:style-name="P76"><text:span text:style-name="T15">i++;</text:span></text:p>
      <text:p text:style-name="P76"><text:span text:style-name="T15">}</text:span></text:p>
      <text:p text:style-name="P76"><text:span text:style-name="T15">While(i&lt;5);</text:span></text:p>
      <text:p text:style-name="P64">Output: 01234</text:p>
      <text:p text:style-name="P64"/>
      <text:p text:style-name="P91"><text:soft-page-break/>Flow control in(Java)</text:p>
      <text:p text:style-name="P90"/>
      <text:p text:style-name="P93">For loop:<text:span text:style-name="T14">Executes a statement as long as the boolean condition evaluates to true.</text:span></text:p>
      <text:p text:style-name="P35"/>
      <text:p text:style-name="P35">syntax of for loop:</text:p>
      <text:p text:style-name="P76"><text:span text:style-name="T15">For (</text:span><text:span text:style-name="T17">initialization; termination;i ncrement)</text:span></text:p>
      <text:p text:style-name="P73"><text:span text:style-name="T15">{</text:span></text:p>
      <text:p text:style-name="P73"><text:span text:style-name="T15"><text:s text:c="3"/>statement(s)</text:span></text:p>
      <text:p text:style-name="P73"><text:span text:style-name="T15">}</text:span></text:p>
      <text:p text:style-name="P72"><text:span text:style-name="T15"/></text:p>
      <text:p text:style-name="P80"><text:span text:style-name="T15">Example:</text:span></text:p>
      <text:p text:style-name="P76"><text:span text:style-name="T15">int i;</text:span></text:p>
      <text:p text:style-name="P76"><text:span text:style-name="T15">for </text:span></text:p>
      <text:p text:style-name="P76"><text:span text:style-name="T15">(i=o;i&lt;10;i++)</text:span></text:p>
      <text:p text:style-name="P76"><text:span text:style-name="T15">{</text:span></text:p>
      <text:p text:style-name="P76"><text:span text:style-name="T15">system.out.println(“Hello”);</text:span></text:p>
      <text:p text:style-name="P76"><text:span text:style-name="T15">}</text:span></text:p>
      <text:p text:style-name="P76"><text:span text:style-name="T15">Output: hello</text:span></text:p>
      <text:p text:style-name="P76"><text:span text:style-name="T15">Hello</text:span></text:p>
      <text:p text:style-name="P80"><text:span text:style-name="T15">Hello…</text:span></text:p>
      <text:p text:style-name="P80"><text:span text:style-name="T15"/></text:p>
      <text:p text:style-name="P84">While loop:<text:span text:style-name="T2">Allows to be executed repeatedly based on a given Boolean condition.</text:span></text:p>
      <text:p text:style-name="P36"/>
      <text:p text:style-name="P36">syntax of <text:span text:style-name="T24">while</text:span> loop:</text:p>
      <text:p text:style-name="P77"><text:span text:style-name="T15">While(expression){</text:span></text:p>
      <text:p text:style-name="P81"><text:span text:style-name="T15"><text:s text:c="8"/>Statement</text:span><text:span text:style-name="T18">(s)</text:span></text:p>
      <text:p text:style-name="P82"><text:span text:style-name="T15">}</text:span></text:p>
      <text:p text:style-name="P82"><text:span text:style-name="T15"/></text:p>
      <text:p text:style-name="P83"><text:span text:style-name="T15">Example:</text:span></text:p>
      <text:p text:style-name="P78"><text:span text:style-name="T15">int i=0;</text:span></text:p>
      <text:p text:style-name="P78"><text:span text:style-name="T15">int sum =0;</text:span></text:p>
      <text:p text:style-name="P78"><text:span text:style-name="T15">while(i&lt;10){</text:span></text:p>
      <text:p text:style-name="P78"><text:span text:style-name="T15">i++;</text:span></text:p>
      <text:p text:style-name="P78"><text:span text:style-name="T15">sum += i;</text:span></text:p>
      <text:p text:style-name="P78"><text:span text:style-name="T15">}</text:span></text:p>
      <text:p text:style-name="P83">Output<text:span text:style-name="T20">:</text:span><text:span text:style-name="T15"> sum of 0,1,2…,9</text:span></text:p>
      <text:p text:style-name="P83"><text:span text:style-name="T15"/></text:p>
      <text:p text:style-name="P85">Do-while loop:<text:span text:style-name="T2">Statement inside the block are run at least once. Even if the condition is not met</text:span></text:p>
      <text:p text:style-name="P85"/>
      <text:p text:style-name="P37">syntax of <text:span text:style-name="T24">while</text:span> loop:</text:p>
      <text:p text:style-name="P39">do{</text:p>
      <text:p text:style-name="P39"><text:s text:c="2"/>statement(s)</text:p>
      <text:p text:style-name="P39">}while(expression);</text:p>
      <text:p text:style-name="P85"/>
      <text:p text:style-name="P85"><text:soft-page-break/>Example:</text:p>
      <text:p text:style-name="P80"/>
      <text:p text:style-name="P79"><text:span text:style-name="T15">Int i=0;</text:span></text:p>
      <text:p text:style-name="P79"><text:span text:style-name="T15">do {</text:span></text:p>
      <text:p text:style-name="P79"><text:span text:style-name="T15">system.out.println(“value::”+1);</text:span></text:p>
      <text:p text:style-name="P79"><text:span text:style-name="T15">i++;</text:span></text:p>
      <text:p text:style-name="P79"><text:span text:style-name="T15">}</text:span></text:p>
      <text:p text:style-name="P79"><text:span text:style-name="T15">While(i&lt;5);</text:span></text:p>
      <text:p text:style-name="P79"><text:span text:style-name="T20">Output: </text:span></text:p>
      <text:p text:style-name="P79"><text:span text:style-name="T15">value::0</text:span></text:p>
      <text:p text:style-name="P79"><text:span text:style-name="T15">value::1</text:span></text:p>
      <text:p text:style-name="P79"><text:span text:style-name="T15">value::2</text:span></text:p>
      <text:p text:style-name="P79"><text:span text:style-name="T15">value::3</text:span></text:p>
      <text:p text:style-name="P79"><text:span text:style-name="T15">value::4</text:span></text:p>
      <text:p text:style-name="P5"/>
      <text:p text:style-name="P5"><text:span text:style-name="T34">Difference in terms of (Decision control)</text:span></text:p>
      <text:p text:style-name="P6"><text:span text:style-name="T34">C++</text:span></text:p>
      <text:p text:style-name="P8"><text:span text:style-name="T34">If statement</text:span></text:p>
      <text:p text:style-name="P10"><text:span text:style-name="T28">Description: </text:span><text:span text:style-name="T30">It is a kind of selection statement that can be used to select the required statement among number of statements.</text:span></text:p>
      <text:p text:style-name="P13"><text:span text:style-name="T29">Syntax:</text:span></text:p>
      <text:p text:style-name="P13"><text:span text:style-name="T30">If(test expression)</text:span></text:p>
      <text:p text:style-name="P13"><text:span text:style-name="T30">{</text:span></text:p>
      <text:p text:style-name="P13"><text:span text:style-name="T30">Statements</text:span></text:p>
      <text:p text:style-name="P13"><text:span text:style-name="T30">}</text:span></text:p>
      <text:p text:style-name="P11"/>
      <text:p text:style-name="P13"><text:span text:style-name="T28">Examples:</text:span></text:p>
      <text:p text:style-name="P13"><text:span text:style-name="T30">int main()</text:span></text:p>
      <text:p text:style-name="P13"><text:span text:style-name="T30"><text:s/>{</text:span></text:p>
      <text:p text:style-name="P13"><text:span text:style-name="T30"><text:s/>int x;</text:span></text:p>
      <text:p text:style-name="P11"/>
      <text:p text:style-name="P13"><text:span text:style-name="T30"><text:s/>cout &lt;&lt; "Enter a number: ";</text:span></text:p>
      <text:p text:style-name="P13"><text:span text:style-name="T30"><text:s/>cin &gt;&gt; x;</text:span></text:p>
      <text:p text:style-name="P13"><text:span text:style-name="T30"><text:s/>if( x &gt; 100 )</text:span></text:p>
      <text:p text:style-name="P13"><text:span text:style-name="T30"><text:s/>cout &lt;&lt; "That number is greater than 100\n";</text:span></text:p>
      <text:p text:style-name="P13"><text:span text:style-name="T30"><text:s/>return 0;</text:span></text:p>
      <text:p text:style-name="P13"><text:span text:style-name="T30"><text:s/>}</text:span></text:p>
      <text:p text:style-name="P11"/>
      <text:p text:style-name="P4"/>
      <text:p text:style-name="P5"><text:span text:style-name="T34">JAVA</text:span></text:p>
      <text:p text:style-name="P9"><text:span text:style-name="T35">If statement</text:span></text:p>
      <text:p text:style-name="P20"><text:span text:style-name="T28">Description: </text:span><text:span text:style-name="T30">An if statement consists of a boolean expression followed by one or more statements.</text:span></text:p>
      <text:p text:style-name="P13"><text:span text:style-name="T29">Syntax:</text:span></text:p>
      <text:p text:style-name="P13"><text:span text:style-name="T30">If (condition ){</text:span></text:p>
      <text:p text:style-name="P13"><text:span text:style-name="T30">Statement</text:span></text:p>
      <text:p text:style-name="P13"><text:span text:style-name="T30">}</text:span></text:p>
      <text:p text:style-name="P11"/>
      <text:p text:style-name="P13"><text:soft-page-break/></text:p>
      <text:p text:style-name="P13"><text:span text:style-name="T30">Examples:</text:span></text:p>
      <text:p text:style-name="P13"><text:span text:style-name="T30">Int user = 17;</text:span></text:p>
      <text:p text:style-name="P13"><text:span text:style-name="T30">If (user &lt; 18){</text:span></text:p>
      <text:p text:style-name="P13"><text:span text:style-name="T30">system.out.println(“user is 18 ”);</text:span></text:p>
      <text:p text:style-name="P11"/>
      <text:p text:style-name="P11"/>
      <text:p text:style-name="P5"><text:span text:style-name="T34">C++</text:span></text:p>
      <text:p text:style-name="P6"><text:span text:style-name="T34">IF ELSE STATEMENT</text:span></text:p>
      <text:p text:style-name="P100"><text:span text:style-name="T19">Description: </text:span><text:span text:style-name="T36">An if statement can be followed by an optional else statement, which executes when the boolean expression is false.</text:span></text:p>
      <text:p text:style-name="P19"/>
      <text:p text:style-name="P13"><text:span text:style-name="T29">Syntax:</text:span></text:p>
      <text:p text:style-name="P13"><text:span text:style-name="T30">if(boolean_expression)</text:span></text:p>
      <text:p text:style-name="P13"><text:span text:style-name="T30">{</text:span></text:p>
      <text:p text:style-name="P13"><text:span text:style-name="T30"><text:s text:c="3"/>// statement(s) will execute if the boolean expression is true</text:span></text:p>
      <text:p text:style-name="P13"><text:span text:style-name="T30">}</text:span></text:p>
      <text:p text:style-name="P13"><text:span text:style-name="T30">else</text:span></text:p>
      <text:p text:style-name="P13"><text:span text:style-name="T30">{</text:span></text:p>
      <text:p text:style-name="P13"><text:span text:style-name="T30"><text:s text:c="2"/>// statement(s) will execute if the boolean expression is false</text:span></text:p>
      <text:p text:style-name="P13"><text:span text:style-name="T30">}</text:span></text:p>
      <text:p text:style-name="P19"/>
      <text:p text:style-name="P13"><text:span text:style-name="T29">Examples:</text:span></text:p>
      <text:p text:style-name="P13"><text:span text:style-name="T30">int main ()</text:span></text:p>
      <text:p text:style-name="P13"><text:span text:style-name="T30">{</text:span></text:p>
      <text:p text:style-name="P13"><text:span text:style-name="T30"><text:s text:c="3"/>// local variable declaration:</text:span></text:p>
      <text:p text:style-name="P13"><text:span text:style-name="T30"><text:s text:c="3"/>int a = 100;</text:span></text:p>
      <text:p text:style-name="P13"><text:span text:style-name="T30"><text:s/></text:span></text:p>
      <text:p text:style-name="P13"><text:span text:style-name="T30"><text:s text:c="3"/>// check the boolean condition</text:span></text:p>
      <text:p text:style-name="P13"><text:span text:style-name="T30"><text:s text:c="3"/>if( a &lt; 20 )</text:span></text:p>
      <text:p text:style-name="P13"><text:span text:style-name="T30"><text:s text:c="3"/>{</text:span></text:p>
      <text:p text:style-name="P13"><text:span text:style-name="T30"><text:s text:c="7"/>// if condition is true then print the following</text:span></text:p>
      <text:p text:style-name="P13"><text:span text:style-name="T30"><text:s text:c="7"/>cout &lt;&lt; "a is less than 20;" &lt;&lt; endl;</text:span></text:p>
      <text:p text:style-name="P13"><text:span text:style-name="T30"><text:s text:c="3"/>}</text:span></text:p>
      <text:p text:style-name="P13"><text:span text:style-name="T30"><text:s text:c="3"/>else</text:span></text:p>
      <text:p text:style-name="P13"><text:span text:style-name="T30"><text:s text:c="3"/>{</text:span></text:p>
      <text:p text:style-name="P13"><text:span text:style-name="T30"><text:s text:c="7"/>// if condition is false then print the following</text:span></text:p>
      <text:p text:style-name="P13"><text:span text:style-name="T30"><text:s text:c="7"/>cout &lt;&lt; "a is not less than 20;" &lt;&lt; endl;</text:span></text:p>
      <text:p text:style-name="P13"><text:span text:style-name="T30"><text:s text:c="3"/>}</text:span></text:p>
      <text:p text:style-name="P13"><text:span text:style-name="T30"><text:s text:c="3"/>cout &lt;&lt; "value of a is : " &lt;&lt; a &lt;&lt; endl;</text:span></text:p>
      <text:p text:style-name="P13"><text:span text:style-name="T30"><text:s/></text:span></text:p>
      <text:p text:style-name="P13"><text:span text:style-name="T30"><text:s text:c="3"/>return 0;</text:span></text:p>
      <text:p text:style-name="P13"><text:span text:style-name="T30">}</text:span></text:p>
      <text:p text:style-name="P13"><text:span text:style-name="T30">Output:</text:span></text:p>
      <text:p text:style-name="P11"><text:soft-page-break/></text:p>
      <text:p text:style-name="P11"/>
      <text:p text:style-name="P10"><text:span text:style-name="T26">JAVA</text:span></text:p>
      <text:p text:style-name="P7"><text:span text:style-name="T35">IF ELSE STATEMENT</text:span></text:p>
      <text:p text:style-name="P20"><text:span text:style-name="T28">Description:</text:span><text:span text:style-name="T37"> </text:span><text:span text:style-name="T30">An if statement can be followed by an optional else statement, which executes when the boolean expression is false.</text:span></text:p>
      <text:p text:style-name="P13"><text:span text:style-name="T28">Syntax:</text:span></text:p>
      <text:p text:style-name="P13"><text:span text:style-name="T30">if(Boolean_expression){</text:span></text:p>
      <text:p text:style-name="P13"><text:span text:style-name="T30"><text:s text:c="3"/>//Executes when the Boolean expression is true</text:span></text:p>
      <text:p text:style-name="P13"><text:span text:style-name="T30">}else{</text:span></text:p>
      <text:p text:style-name="P13"><text:span text:style-name="T30"><text:s text:c="3"/>//Executes when the Boolean expression is false</text:span></text:p>
      <text:p text:style-name="P13"><text:span text:style-name="T30">}</text:span></text:p>
      <text:p text:style-name="P11"/>
      <text:p text:style-name="P13"><text:span text:style-name="T28">Example:</text:span></text:p>
      <text:p text:style-name="P13"><text:span text:style-name="T30">int x = 30;</text:span></text:p>
      <text:p text:style-name="P11"/>
      <text:p text:style-name="P13"><text:span text:style-name="T30"><text:s text:c="6"/>if( x &lt; 20 ){</text:span></text:p>
      <text:p text:style-name="P13"><text:span text:style-name="T30"><text:s text:c="9"/>System.out.print("This is if statement");</text:span></text:p>
      <text:p text:style-name="P13"><text:span text:style-name="T30"><text:s text:c="6"/>}else{</text:span></text:p>
      <text:p text:style-name="P13"><text:span text:style-name="T30"><text:s text:c="9"/>System.out.print("This is else statement");</text:span></text:p>
      <text:p text:style-name="P13"><text:span text:style-name="T30"><text:s text:c="6"/>}</text:span></text:p>
      <text:p text:style-name="P13"><text:span text:style-name="T30"><text:s text:c="3"/>}</text:span></text:p>
      <text:p text:style-name="P13"><text:span text:style-name="T30">} </text:span></text:p>
      <text:p text:style-name="P11"/>
      <text:p text:style-name="P13"><text:span text:style-name="T30">Output: This is else statement</text:span></text:p>
      <text:p text:style-name="P11"/>
      <text:p text:style-name="P11"/>
      <text:p text:style-name="P11"/>
      <text:p text:style-name="P11"/>
      <text:p text:style-name="P11"/>
      <text:p text:style-name="P10"><text:span text:style-name="T26">C++</text:span></text:p>
      <text:p text:style-name="P10"><text:span text:style-name="T27">IF ELSE IF STATEMENT</text:span></text:p>
      <text:p text:style-name="P13"><text:span text:style-name="T28">Description</text:span><text:span text:style-name="T30">:</text:span><text:span text:style-name="T10"> </text:span><text:span text:style-name="T30">Whenever the condition is true, the associated statement will be executed and the remaining conditions will be bypassed. If none of the conditions are true then the else block will execute.</text:span></text:p>
      <text:p text:style-name="P11"/>
      <text:p text:style-name="P13"><text:span text:style-name="T28">Syntax</text:span><text:span text:style-name="T30">:</text:span></text:p>
      <text:p text:style-name="P13"><text:span text:style-name="T30">if(boolean_expression 1)</text:span></text:p>
      <text:p text:style-name="P13"><text:span text:style-name="T30">{</text:span></text:p>
      <text:p text:style-name="P13"><text:span text:style-name="T30"><text:s text:c="3"/>// Executes when the boolean expression 1 is true</text:span></text:p>
      <text:p text:style-name="P13"><text:span text:style-name="T30">}</text:span></text:p>
      <text:p text:style-name="P13"><text:span text:style-name="T30">else if( boolean_expression 2)</text:span></text:p>
      <text:p text:style-name="P13"><text:span text:style-name="T30">{</text:span></text:p>
      <text:p text:style-name="P13"><text:span text:style-name="T30"><text:s text:c="3"/>// Executes when the boolean expression 2 is true</text:span></text:p>
      <text:p text:style-name="P13"><text:span text:style-name="T30">}</text:span></text:p>
      <text:p text:style-name="P13"><text:span text:style-name="T30">else if( boolean_expression 3)</text:span></text:p>
      <text:p text:style-name="P13"><text:span text:style-name="T30">{</text:span></text:p>
      <text:p text:style-name="P13"><text:soft-page-break/><text:span text:style-name="T30"><text:s text:c="3"/>// Executes when the boolean expression 3 is true</text:span></text:p>
      <text:p text:style-name="P13"><text:span text:style-name="T30">}</text:span></text:p>
      <text:p text:style-name="P13"><text:span text:style-name="T30">else </text:span></text:p>
      <text:p text:style-name="P13"><text:span text:style-name="T30">{</text:span></text:p>
      <text:p text:style-name="P13"><text:span text:style-name="T30"><text:s text:c="3"/>// executes when the none of the above condition is true.</text:span></text:p>
      <text:p text:style-name="P13"><text:span text:style-name="T30">}</text:span></text:p>
      <text:p text:style-name="P11"/>
      <text:p text:style-name="P13"><text:span text:style-name="T28">Example</text:span><text:span text:style-name="T30">:</text:span></text:p>
      <text:p text:style-name="P11"/>
      <text:p text:style-name="P11"/>
      <text:p text:style-name="P5"><text:span text:style-name="T34">JAVA</text:span></text:p>
      <text:p text:style-name="P6"><text:span text:style-name="T34">IF ELSE IF STATEMENT</text:span></text:p>
      <text:p text:style-name="P13"><text:span text:style-name="T28">Description</text:span><text:span text:style-name="T30">: Whenever the condition is true, the associated statement will be executed and the remaining conditions will be bypassed. If none of the conditions are true then the else block will execute.</text:span></text:p>
      <text:p text:style-name="P11"/>
      <text:p text:style-name="P13"><text:span text:style-name="T28">Syntax:</text:span></text:p>
      <text:p text:style-name="P97"><text:span text:style-name="T33">If(condition)statements;</text:span></text:p>
      <text:p text:style-name="P97"><text:span text:style-name="T33">else if (condition)</text:span></text:p>
      <text:p text:style-name="P97"><text:span text:style-name="T33">Statements;</text:span></text:p>
      <text:p text:style-name="P97"><text:span text:style-name="T33">else if (condition)</text:span></text:p>
      <text:p text:style-name="P97"><text:span text:style-name="T33">Statement;</text:span></text:p>
      <text:p text:style-name="P13"><text:span text:style-name="T30">else statements;</text:span></text:p>
      <text:p text:style-name="P11"/>
      <text:p text:style-name="P13"><text:span text:style-name="T28">Example:</text:span></text:p>
      <text:p text:style-name="P97"><text:span text:style-name="T33">Int test score = 76;</text:span></text:p>
      <text:p text:style-name="P97"><text:span text:style-name="T33">Char grade;</text:span></text:p>
      <text:p text:style-name="P97"><text:span text:style-name="T33">If (testscore&gt;=90){</text:span></text:p>
      <text:p text:style-name="P97"><text:span text:style-name="T33">Grade =’A’;</text:span></text:p>
      <text:p text:style-name="P97"><text:span text:style-name="T33">}else if (testscore &gt;=80){</text:span></text:p>
      <text:p text:style-name="P97"><text:span text:style-name="T33">Grade =’B’;</text:span></text:p>
      <text:p text:style-name="P97"><text:span text:style-name="T33">}else if (testscore &gt;=70){</text:span></text:p>
      <text:p text:style-name="P97"><text:span text:style-name="T33">Grade =’C’;</text:span></text:p>
      <text:p text:style-name="P96"/>
      <text:p text:style-name="P97"><text:span text:style-name="T33">}else if (testscore &gt;=60){</text:span></text:p>
      <text:p text:style-name="P97"><text:span text:style-name="T33">Grade =’D’;</text:span></text:p>
      <text:p text:style-name="P97"><text:span text:style-name="T33">}</text:span></text:p>
      <text:p text:style-name="P97"><text:span text:style-name="T33">Else {</text:span></text:p>
      <text:p text:style-name="P97"><text:span text:style-name="T33">grade = ‘F’;</text:span></text:p>
      <text:p text:style-name="P97"><text:span text:style-name="T33">}</text:span></text:p>
      <text:p text:style-name="P97"><text:span text:style-name="T33">System.out.println(“Grade = ” + grade);</text:span></text:p>
      <text:p text:style-name="P97"><text:span text:style-name="T33">}</text:span></text:p>
      <text:p text:style-name="P97"><text:span text:style-name="T33">Output: Grade = “C”</text:span></text:p>
      <text:p text:style-name="P96"/>
      <text:p text:style-name="P96"/>
      <text:p text:style-name="P5"><text:span text:style-name="T34">C++</text:span></text:p>
      <text:p text:style-name="P6"><text:span text:style-name="T34">SWITCH STATEMENT</text:span></text:p>
      <text:p text:style-name="P10"><text:span text:style-name="T28">Description:</text:span><text:span text:style-name="T38"> </text:span><text:span text:style-name="T30">A switch statement allows a variable to be tested for equality against a list of values. Each </text:span><text:soft-page-break/><text:span text:style-name="T30">value is called a case, and the variable being switched on is checked for each case.</text:span></text:p>
      <text:p text:style-name="P13"><text:span text:style-name="T28">Syntax:</text:span></text:p>
      <text:p text:style-name="P13"><text:span text:style-name="T30">switch(expression){</text:span></text:p>
      <text:p text:style-name="P13"><text:span text:style-name="T30"><text:s text:c="4"/>case constant-expression <text:s/>:</text:span></text:p>
      <text:p text:style-name="P13"><text:span text:style-name="T30"><text:s text:c="7"/>statement(s);</text:span></text:p>
      <text:p text:style-name="P13"><text:span text:style-name="T30"><text:s text:c="7"/>break; //optional</text:span></text:p>
      <text:p text:style-name="P13"><text:span text:style-name="T30"><text:s text:c="4"/>case constant-expression <text:s/>:</text:span></text:p>
      <text:p text:style-name="P13"><text:span text:style-name="T30"><text:s text:c="7"/>statement(s);</text:span></text:p>
      <text:p text:style-name="P13"><text:span text:style-name="T30"><text:s text:c="7"/>break; //optional</text:span></text:p>
      <text:p text:style-name="P13"><text:span text:style-name="T30"><text:s text:c="2"/></text:span></text:p>
      <text:p text:style-name="P13"><text:span text:style-name="T30"><text:s text:c="4"/>// you can have any number of case statements.</text:span></text:p>
      <text:p text:style-name="P13"><text:span text:style-name="T30"><text:s text:c="4"/>default : //Optional</text:span></text:p>
      <text:p text:style-name="P13"><text:span text:style-name="T30"><text:s text:c="7"/>statement(s);}</text:span></text:p>
      <text:p text:style-name="P13"><text:span text:style-name="T28">Example:</text:span></text:p>
      <text:p text:style-name="P13"><text:span text:style-name="T30">int main ()</text:span></text:p>
      <text:p text:style-name="P13"><text:span text:style-name="T30">{</text:span></text:p>
      <text:p text:style-name="P13"><text:span text:style-name="T30"><text:s text:c="3"/>// local variable declaration:</text:span></text:p>
      <text:p text:style-name="P13"><text:span text:style-name="T30"><text:s text:c="3"/>char grade = 'D';</text:span></text:p>
      <text:p text:style-name="P13"><text:span text:style-name="T30"><text:s text:c="3"/>switch(grade)</text:span></text:p>
      <text:p text:style-name="P13"><text:span text:style-name="T30"><text:s text:c="3"/>{</text:span></text:p>
      <text:p text:style-name="P13"><text:span text:style-name="T30"><text:s text:c="3"/>case 'A' :</text:span></text:p>
      <text:p text:style-name="P13"><text:span text:style-name="T30"><text:s text:c="6"/>cout &lt;&lt; "Excellent!" &lt;&lt; endl; </text:span></text:p>
      <text:p text:style-name="P13"><text:span text:style-name="T30"><text:s text:c="6"/>break;</text:span></text:p>
      <text:p text:style-name="P13"><text:span text:style-name="T30"><text:s text:c="3"/>case 'B' :</text:span></text:p>
      <text:p text:style-name="P13"><text:span text:style-name="T30"><text:s text:c="3"/>case 'C' :</text:span></text:p>
      <text:p text:style-name="P13"><text:span text:style-name="T30"><text:s text:c="6"/>cout &lt;&lt; "Well done" &lt;&lt; endl;</text:span></text:p>
      <text:p text:style-name="P13"><text:span text:style-name="T30"><text:s text:c="6"/>break;</text:span></text:p>
      <text:p text:style-name="P13"><text:span text:style-name="T30"><text:s text:c="3"/>case 'D' :</text:span></text:p>
      <text:p text:style-name="P13"><text:span text:style-name="T30"><text:s text:c="6"/>cout &lt;&lt; "You passed" &lt;&lt; endl;</text:span></text:p>
      <text:p text:style-name="P13"><text:span text:style-name="T30"><text:s text:c="6"/>break;</text:span></text:p>
      <text:p text:style-name="P13"><text:span text:style-name="T30"><text:s text:c="3"/>case 'F' :</text:span></text:p>
      <text:p text:style-name="P13"><text:span text:style-name="T30"><text:s text:c="6"/>cout &lt;&lt; "Better try again" &lt;&lt; endl;</text:span></text:p>
      <text:p text:style-name="P13"><text:span text:style-name="T30"><text:s text:c="6"/>break;</text:span></text:p>
      <text:p text:style-name="P13"><text:span text:style-name="T30"><text:s text:c="3"/>default :</text:span></text:p>
      <text:p text:style-name="P13"><text:span text:style-name="T30"><text:s text:c="6"/>cout &lt;&lt; "Invalid grade" &lt;&lt; endl;</text:span></text:p>
      <text:p text:style-name="P13"><text:span text:style-name="T30"><text:s text:c="3"/>}</text:span></text:p>
      <text:p text:style-name="P13"><text:span text:style-name="T30"><text:s text:c="3"/>cout &lt;&lt; "Your grade is " &lt;&lt; grade &lt;&lt; endl;</text:span></text:p>
      <text:p text:style-name="P13"><text:span text:style-name="T30"><text:s text:c="4"/>return 0;</text:span></text:p>
      <text:p text:style-name="P13"><text:span text:style-name="T30">}</text:span></text:p>
      <text:p text:style-name="P11"/>
      <text:p text:style-name="P11"/>
      <text:p text:style-name="P5"><text:span text:style-name="T34">JAVA</text:span></text:p>
      <text:p text:style-name="P6"><text:span text:style-name="T34">SWITCH STATEMENT</text:span></text:p>
      <text:p text:style-name="P10"><text:span text:style-name="T29">Description:</text:span><text:span text:style-name="T38"> </text:span><text:span text:style-name="T30">A switch statement allows a variable to be tested for equality against a list of values. Each value is called a case, and the variable being switched on is checked for each case.</text:span></text:p>
      <text:p text:style-name="P10"><text:span text:style-name="T29">Syntax:</text:span></text:p>
      <text:p text:style-name="P13"><text:span text:style-name="T30">switch(expression){</text:span></text:p>
      <text:p text:style-name="P13"><text:span text:style-name="T30"><text:s text:c="4"/>case value :</text:span></text:p>
      <text:p text:style-name="P13"><text:soft-page-break/><text:span text:style-name="T30"><text:s text:c="7"/>//Statements</text:span></text:p>
      <text:p text:style-name="P13"><text:span text:style-name="T30"><text:s text:c="7"/>break; //optional</text:span></text:p>
      <text:p text:style-name="P13"><text:span text:style-name="T30"><text:s text:c="4"/>case value :</text:span></text:p>
      <text:p text:style-name="P13"><text:span text:style-name="T30"><text:s text:c="7"/>//Statements</text:span></text:p>
      <text:p text:style-name="P13"><text:span text:style-name="T30"><text:s text:c="7"/>break; //optional</text:span></text:p>
      <text:p text:style-name="P13"><text:span text:style-name="T30"><text:s text:c="4"/>//You can have any number of case statements.</text:span></text:p>
      <text:p text:style-name="P13"><text:span text:style-name="T30"><text:s text:c="4"/>default : //Optional</text:span></text:p>
      <text:p text:style-name="P13"><text:span text:style-name="T30"><text:s text:c="7"/>//Statements</text:span></text:p>
      <text:p text:style-name="P13"><text:span text:style-name="T30">}</text:span></text:p>
      <text:p text:style-name="P2"/>
      <text:p text:style-name="P13"><text:span text:style-name="T28">Example</text:span><text:span text:style-name="T30">:</text:span></text:p>
      <text:p text:style-name="P13"><text:span text:style-name="T30">public class Test {</text:span></text:p>
      <text:p text:style-name="P11"/>
      <text:p text:style-name="P13"><text:span text:style-name="T30"><text:s text:c="2"/>public static void main(String args[]){</text:span></text:p>
      <text:p text:style-name="P13"><text:span text:style-name="T30"><text:s text:c="6"/>//char grade = args[0].charAt(0);</text:span></text:p>
      <text:p text:style-name="P13"><text:span text:style-name="T30"><text:s text:c="6"/>char grade = 'C';</text:span></text:p>
      <text:p text:style-name="P11"/>
      <text:p text:style-name="P13"><text:span text:style-name="T30"><text:s text:c="6"/>switch(grade)</text:span></text:p>
      <text:p text:style-name="P13"><text:span text:style-name="T30"><text:s text:c="6"/>{</text:span></text:p>
      <text:p text:style-name="P13"><text:span text:style-name="T30"><text:s text:c="9"/>case 'A' :</text:span></text:p>
      <text:p text:style-name="P13"><text:span text:style-name="T30"><text:s text:c="12"/>System.out.println("Excellent!"); </text:span></text:p>
      <text:p text:style-name="P13"><text:span text:style-name="T30"><text:s text:c="12"/>break;</text:span></text:p>
      <text:p text:style-name="P13"><text:span text:style-name="T30"><text:s text:c="9"/>case 'B' :</text:span></text:p>
      <text:p text:style-name="P13"><text:span text:style-name="T30"><text:s text:c="9"/>case 'C' :</text:span></text:p>
      <text:p text:style-name="P13"><text:span text:style-name="T30"><text:s text:c="12"/>System.out.println("Well done");</text:span></text:p>
      <text:p text:style-name="P13"><text:span text:style-name="T30"><text:s text:c="12"/>break;</text:span></text:p>
      <text:p text:style-name="P13"><text:span text:style-name="T30"><text:s text:c="9"/>case 'D' :</text:span></text:p>
      <text:p text:style-name="P13"><text:span text:style-name="T30"><text:s text:c="12"/>System.out.println("You passed");</text:span></text:p>
      <text:p text:style-name="P13"><text:span text:style-name="T30"><text:s text:c="9"/>case 'F' :</text:span></text:p>
      <text:p text:style-name="P13"><text:span text:style-name="T30"><text:s text:c="12"/>System.out.println("Better try again");</text:span></text:p>
      <text:p text:style-name="P13"><text:span text:style-name="T30"><text:s text:c="12"/>break;</text:span></text:p>
      <text:p text:style-name="P13"><text:span text:style-name="T30"><text:s text:c="9"/>default :</text:span></text:p>
      <text:p text:style-name="P13"><text:span text:style-name="T30"><text:s text:c="12"/>System.out.println("Invalid grade");</text:span></text:p>
      <text:p text:style-name="P13"><text:span text:style-name="T30"><text:s text:c="6"/>}</text:span></text:p>
      <text:p text:style-name="P13"><text:span text:style-name="T30"><text:s text:c="6"/>System.out.println("Your grade is " + grade);</text:span></text:p>
      <text:p text:style-name="P13"><text:span text:style-name="T30"><text:s text:c="3"/>}</text:span></text:p>
      <text:p text:style-name="P13"><text:span text:style-name="T30">}</text:span></text:p>
      <text:p text:style-name="P2"><text:span text:style-name="T15"/></text:p>
      <text:p text:style-name="P71"/>
      <text:p text:style-name="P62"/>
      <text:p text:style-name="P33"/>
      <text:p text:style-name="P58"><text:span text:style-name="T15"/></text:p>
      <text:p text:style-name="P27"><text:span text:style-name="T15"/></text:p>
      <text:p text:style-name="P14"/>
      <text:p text:style-name="P14"/>
      <text:p text:style-name="P14"/>
      <text:p text:style-name="P14"/>
      <text:p text:style-name="P18"><text:soft-page-break/><text:span text:style-name="T34">Overview of OOP</text:span></text:p>
      <text:list xml:id="list368901778218685584" text:style-name="WWNum1">
        <text:list-item>
          <text:p text:style-name="P105"><text:span text:style-name="T30">Object</text:span></text:p>
        </text:list-item>
        <text:list-item>
          <text:p text:style-name="P105"><text:span text:style-name="T30">Class</text:span></text:p>
        </text:list-item>
        <text:list-item>
          <text:p text:style-name="P105"><text:span text:style-name="T30">Encapsulation &amp; Data Abstraction</text:span></text:p>
        </text:list-item>
        <text:list-item>
          <text:p text:style-name="P105"><text:span text:style-name="T30">Inheritance</text:span></text:p>
        </text:list-item>
        <text:list-item>
          <text:p text:style-name="P105"><text:span text:style-name="T30">Polymorphism</text:span></text:p>
        </text:list-item>
        <text:list-item>
          <text:p text:style-name="P105"><text:span text:style-name="T30">Message Passing</text:span></text:p>
        </text:list-item>
      </text:list>
      <text:p text:style-name="P104"/>
      <text:p text:style-name="P104"/>
      <text:list xml:id="list3945035303528126599" text:style-name="WWNum2">
        <text:list-item>
          <text:p text:style-name="P107"><text:span text:style-name="T34">Object</text:span></text:p>
        </text:list-item>
      </text:list>
      <text:p text:style-name="P103"><text:span text:style-name="T30"><text:s text:c="2"/>The entities are represented as object. eg. Automobile is an object with data size, weight, color &amp; function starts pressing the break, pressing <text:s/>accelator etc.</text:span></text:p>
      <text:p text:style-name="P102"/>
      <text:list xml:id="list101518781554017" text:continue-numbering="true" text:style-name="WWNum2">
        <text:list-item>
          <text:p text:style-name="P106"><text:span text:style-name="T27">Class</text:span></text:p>
        </text:list-item>
      </text:list>
      <text:p text:style-name="P103"><text:span text:style-name="T30">A class is a collection of similar type of objects. For eg: Manager, peon, secretary, accountant, etc are object of a class employee. Similarly, vehicle is a class having objects bus, car, truck.</text:span></text:p>
      <text:p text:style-name="P103"><text:span text:style-name="T30">For examples: person is a class having attributes names, address, name , sex etc &amp; behaviours speak(), walk(), listen() etc.</text:span></text:p>
      <text:p text:style-name="P103"><text:span text:style-name="T30"><text:tab/>First of class is defined th</text:span><text:span text:style-name="T32">en</text:span><text:span text:style-name="T30"> object are declared</text:span></text:p>
      <text:p text:style-name="P103"><text:span text:style-name="T30">Class student</text:span></text:p>
      <text:p text:style-name="P103"><text:span text:style-name="T30">{</text:span></text:p>
      <text:p text:style-name="P103"><text:span text:style-name="T30">Data</text:span></text:p>
      <text:p text:style-name="P103"><text:span text:style-name="T30">…….</text:span></text:p>
      <text:p text:style-name="P103"><text:span text:style-name="T30">…….</text:span></text:p>
      <text:p text:style-name="P103"><text:span text:style-name="T30">};</text:span></text:p>
      <text:p text:style-name="P103"><text:span text:style-name="T30">Student S1, S2, S3;</text:span></text:p>
      <text:p text:style-name="P102"/>
      <text:list xml:id="list101517772783219" text:continue-numbering="true" text:style-name="WWNum2">
        <text:list-item>
          <text:p text:style-name="P106"><text:span text:style-name="T27">Encapsulation and Data Abstraction</text:span></text:p>
        </text:list-item>
      </text:list>
      <text:p text:style-name="P23"><text:span text:style-name="T30">The wrapping of data &amp; function in a single program unit is called encapsulation.. The data is accessed outside from a class, only the member function inside a class access this data.</text:span></text:p>
      <text:p text:style-name="P22"><text:span text:style-name="T30"/></text:p>
      <text:list xml:id="list101518960145673" text:continue-numbering="true" text:style-name="WWNum2">
        <text:list-item>
          <text:p text:style-name="P106"><text:span text:style-name="T27">Inheritance </text:span></text:p>
        </text:list-item>
      </text:list>
      <text:p text:style-name="P101"><text:span text:style-name="T31">It is a process of deriving one or more than one class from one or more than one base class. The base class is called main class and the sub classes are called derived class. By inheritance the properties of the object of one class are used inside another class.</text:span></text:p>
      <text:p text:style-name="P15"><text:span text:style-name="T30">class Shape</text:span></text:p>
      <text:p text:style-name="P15"><text:span text:style-name="T30">{</text:span></text:p>
      <text:p text:style-name="P15"><text:span text:style-name="T30">protected:</text:span></text:p>
      <text:p text:style-name="P15"><text:span text:style-name="T30"><text:tab/>float width, height;</text:span></text:p>
      <text:p text:style-name="P15"><text:span text:style-name="T30">public:</text:span></text:p>
      <text:p text:style-name="P15"><text:span text:style-name="T30"><text:tab/>void set_data (float a, float b)</text:span></text:p>
      <text:p text:style-name="P15"><text:span text:style-name="T30"><text:tab/>{</text:span></text:p>
      <text:p text:style-name="P15"><text:span text:style-name="T30"><text:tab/><text:tab/>width = a;</text:span></text:p>
      <text:p text:style-name="P15"><text:span text:style-name="T30"><text:tab/><text:tab/>height = b;</text:span></text:p>
      <text:p text:style-name="P15"><text:span text:style-name="T30"><text:tab/>}</text:span></text:p>
      <text:p text:style-name="P15"><text:span text:style-name="T30">};</text:span></text:p>
      <text:p text:style-name="P12"/>
      <text:p text:style-name="P15"><text:soft-page-break/><text:span text:style-name="T30">class Rectangle: public Shape</text:span></text:p>
      <text:p text:style-name="P15"><text:span text:style-name="T30">{</text:span></text:p>
      <text:p text:style-name="P15"><text:span text:style-name="T30">public:</text:span></text:p>
      <text:p text:style-name="P15"><text:span text:style-name="T30"><text:tab/>float area ()</text:span></text:p>
      <text:p text:style-name="P15"><text:span text:style-name="T30"><text:tab/>{</text:span></text:p>
      <text:p text:style-name="P15"><text:span text:style-name="T30"><text:tab/><text:tab/>return (width * height);</text:span></text:p>
      <text:p text:style-name="P15"><text:span text:style-name="T30"><text:tab/>}</text:span></text:p>
      <text:p text:style-name="P15"><text:span text:style-name="T30">};</text:span></text:p>
      <text:p text:style-name="P12"/>
      <text:p text:style-name="P15"><text:span text:style-name="T30">class Triangle: public Shape</text:span></text:p>
      <text:p text:style-name="P15"><text:span text:style-name="T30">{</text:span></text:p>
      <text:p text:style-name="P15"><text:span text:style-name="T30">public:</text:span></text:p>
      <text:p text:style-name="P15"><text:span text:style-name="T30"><text:tab/>float area ()</text:span></text:p>
      <text:p text:style-name="P15"><text:span text:style-name="T30"><text:tab/>{</text:span></text:p>
      <text:p text:style-name="P15"><text:span text:style-name="T30"><text:tab/><text:tab/>return (width * height / 2);</text:span></text:p>
      <text:p text:style-name="P15"><text:span text:style-name="T30"><text:tab/>}</text:span></text:p>
      <text:p text:style-name="P15"><text:span text:style-name="T30">};</text:span></text:p>
      <text:p text:style-name="P12"/>
      <text:p text:style-name="P15"><text:span text:style-name="T30">int main ()</text:span></text:p>
      <text:p text:style-name="P15"><text:span text:style-name="T30">{</text:span></text:p>
      <text:p text:style-name="P15"><text:span text:style-name="T30"><text:tab/>Rectangle rect;</text:span></text:p>
      <text:p text:style-name="P15"><text:span text:style-name="T30"><text:tab/>Triangle tri;</text:span></text:p>
      <text:p text:style-name="P15"><text:span text:style-name="T30"><text:tab/>rect.set_data (5,3);</text:span></text:p>
      <text:p text:style-name="P15"><text:span text:style-name="T30"><text:tab/>tri.set_data (2,5);</text:span></text:p>
      <text:p text:style-name="P15"><text:span text:style-name="T30"><text:tab/>cout &lt;&lt; rect.area() &lt;&lt; endl;</text:span></text:p>
      <text:p text:style-name="P15"><text:span text:style-name="T30"><text:tab/>cout &lt;&lt; tri.area() &lt;&lt; endl;</text:span></text:p>
      <text:p text:style-name="P15"><text:span text:style-name="T30"><text:tab/>return 0;</text:span></text:p>
      <text:p text:style-name="P15"><text:span text:style-name="T30">}</text:span></text:p>
      <text:p text:style-name="P102"/>
      <text:p text:style-name="P103"><text:span text:style-name="T28">Output:</text:span></text:p>
      <text:p text:style-name="P103"><text:span text:style-name="T28">15</text:span></text:p>
      <text:p text:style-name="P103"><text:span text:style-name="T28">5</text:span></text:p>
      <text:p text:style-name="P102"/>
      <text:p text:style-name="P102"/>
      <text:list xml:id="list101519141904768" text:continue-numbering="true" text:style-name="WWNum2">
        <text:list-item>
          <text:p text:style-name="P106"><text:span text:style-name="T27">Polymorphism</text:span></text:p>
        </text:list-item>
      </text:list>
      <text:p text:style-name="P103"><text:span text:style-name="T30">Polymorphism means “having many forms”. The polymorphism allows different objects to respond to the same message in different ways. The response specific to the type of object. Polymorphism is important when object oriented programs dynamically creating or destroying at run time.</text:span></text:p>
      <text:p text:style-name="P102"/>
      <text:list xml:id="list101518880398265" text:continue-numbering="true" text:style-name="WWNum2">
        <text:list-item>
          <text:p text:style-name="P106"><text:span text:style-name="T27">Message Passing</text:span></text:p>
        </text:list-item>
      </text:list>
      <text:p text:style-name="P103"><text:span text:style-name="T30">An object oriented program consists of set of objects that communicate with each other objects by sending and receiving message. This principle is called message passing principle.</text:span></text:p>
      <text:p text:style-name="P3"/>
      <text:h text:style-name="P98" text:outline-level="2"><text:soft-page-break/></text:h>
      <text:h text:style-name="P98" text:outline-level="2"/>
      <text:h text:style-name="P98" text:outline-level="2"/>
      <text:h text:style-name="P98" text:outline-level="2"/>
      <text:h text:style-name="P99" text:outline-level="2"/>
      <text:p text:style-name="P53">References:</text:p>
      <text:p text:style-name="P16"><text:a xlink:type="simple" xlink:href="http://cs-fundamentals.com/tech-interview/java/differences-between-java-and-cpp.php">http://cs-fundamentals.com/tech-interview/java/differences-between-java-and-cpp.php</text:a></text:p>
      <text:p text:style-name="P49"><text:a xlink:type="simple" xlink:href="http://www.tutorialspoint.com/java/java_basic_datatypes.htm">http://www.tutorialspoint.com/java/java_basic_datatypes.htm</text:a></text:p>
      <text:p text:style-name="P50"><text:a xlink:type="simple" xlink:href="http://www.cppforschool.com/tutorial/foc-loop.html">http://www.cppforschool.com/tutorial/foc-loop.html</text:a></text:p>
      <text:p text:style-name="P52"><text:a xlink:type="simple" xlink:href="http://docstore.mik.ua/orelly/java-ent/jnut/ch02_14.htm">http://docstore.mik.ua/orelly/java-ent/jnut/ch02_14.htm</text:a></text:p>
      <text:p text:style-name="P17"><text:a xlink:type="simple" xlink:href="http://www.tutorialspoint.com/java/java_decision_making.htm">http://www.tutorialspoint.com/java/java_decision_making.htm</text:a></text:p>
      <text:p text:style-name="P17"/>
      <text:p text:style-name="P52"/>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20:12:30.431919058</meta:creation-date>
    <dc:date>2016-05-02T10:15:17.097780726</dc:date>
    <meta:editing-duration>PT4H6M34S</meta:editing-duration>
    <meta:editing-cycles>18</meta:editing-cycles>
    <meta:generator>LibreOffice/4.2.8.2$Linux_X86_64 LibreOffice_project/420m0$Build-2</meta:generator>
    <meta:document-statistic meta:table-count="1" meta:image-count="0" meta:object-count="0" meta:page-count="15" meta:paragraph-count="450" meta:word-count="2081" meta:character-count="13044" meta:non-whitespace-character-count="10823"/>
  </office:meta>
</office:document-meta>
</file>